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19"/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0637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2.64583333333333cm"/>
    </style:style>
    <style:style style:name="co5" style:family="table-column">
      <style:table-column-properties fo:break-before="auto" style:column-width="2.88395833333333cm"/>
    </style:style>
    <style:style style:name="co6" style:family="table-column">
      <style:table-column-properties fo:break-before="auto" style:column-width="2.48708333333333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1.87854166666667cm"/>
    </style:style>
    <style:style style:name="co9" style:family="table-column">
      <style:table-column-properties fo:break-before="auto" style:column-width="5.08cm"/>
    </style:style>
    <style:style style:name="co10" style:family="table-column">
      <style:table-column-properties fo:break-before="auto" style:column-width="1.77270833333333cm"/>
    </style:style>
    <style:style style:name="co11" style:family="table-column">
      <style:table-column-properties fo:break-before="auto" style:column-width="2.38125cm"/>
    </style:style>
    <style:style style:name="co12" style:family="table-column">
      <style:table-column-properties fo:break-before="auto" style:column-width="3.06916666666667cm"/>
    </style:style>
    <style:style style:name="co13" style:family="table-column">
      <style:table-column-properties fo:break-before="auto" style:column-width="2.19604166666667cm"/>
    </style:style>
    <style:style style:name="co14" style:family="table-column">
      <style:table-column-properties fo:break-before="auto" style:column-width="3.04270833333333cm"/>
    </style:style>
    <style:style style:name="co15" style:family="table-column">
      <style:table-column-properties fo:break-before="auto" style:column-width="4.94770833333333cm"/>
    </style:style>
    <style:style style:name="ro1" style:family="table-row">
      <style:table-row-properties style:row-height="31.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1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3.5pt" style:use-optimal-row-height="false" fo:break-before="auto"/>
    </style:style>
    <style:style style:name="ro6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Движение_товаров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number-columns-repeated="16377" table:default-cell-style-name="ce1"/>
        <table:table-row table:style-name="ro1">
          <table:table-cell office:value-type="string" table:style-name="ce4">
            <text:p>ID операции</text:p>
          </table:table-cell>
          <table:table-cell office:value-type="string" table:style-name="ce4">
            <text:p>Дата</text:p>
          </table:table-cell>
          <table:table-cell office:value-type="string" table:style-name="ce4">
            <text:p>ID магазина</text:p>
          </table:table-cell>
          <table:table-cell office:value-type="string" table:style-name="ce4">
            <text:p>Артикул</text:p>
          </table:table-cell>
          <table:table-cell office:value-type="string" table:style-name="ce4">
            <text:p>Тип операции</text:p>
          </table:table-cell>
          <table:table-cell office:value-type="string" table:style-name="ce4">
            <text:p>Количество упаковок, шт.</text:p>
          </table:table-cell>
          <table:table-cell office:value-type="string" table:style-name="ce4">
            <text:p>Цена руб./шт.</text:p>
          </table:table-cell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159" table:style-name="ce1">
            <text:p>159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59" table:style-name="ce1">
            <text:p>159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59" table:style-name="ce1">
            <text:p>159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59" table:style-name="ce1">
            <text:p>159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133" table:style-name="ce1">
            <text:p>133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7" table:style-name="ce1">
            <text:p>27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06" table:style-name="ce1">
            <text:p>106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106" table:style-name="ce1">
            <text:p>106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1" table:style-name="ce1">
            <text:p>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53" table:style-name="ce1">
            <text:p>53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4" table:style-name="ce1">
            <text:p>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36" table:style-name="ce1">
            <text:p>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53" table:style-name="ce1">
            <text:p>53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37" table:style-name="ce1">
            <text:p>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38" table:style-name="ce1">
            <text:p>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родажа</text:p>
          </table:table-cell>
          <table:table-cell office:value-type="float" office:value="106" table:style-name="ce1">
            <text:p>106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39" table:style-name="ce1">
            <text:p>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32" table:style-name="ce1">
            <text:p>32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41" table:style-name="ce1">
            <text:p>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2" table:style-name="ce1">
            <text:p>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44" table:style-name="ce1">
            <text:p>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45" table:style-name="ce1">
            <text:p>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6" table:style-name="ce1">
            <text:p>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7" table:style-name="ce1">
            <text:p>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8" table:style-name="ce1">
            <text:p>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165" table:style-name="ce1">
            <text:p>165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9" table:style-name="ce1">
            <text:p>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51" table:style-name="ce1">
            <text:p>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3" table:style-name="ce1">
            <text:p>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54" table:style-name="ce1">
            <text:p>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55" table:style-name="ce1">
            <text:p>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56" table:style-name="ce1">
            <text:p>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57" table:style-name="ce1">
            <text:p>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8" table:style-name="ce1">
            <text:p>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159" table:style-name="ce1">
            <text:p>159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9" table:style-name="ce1">
            <text:p>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60" table:style-name="ce1">
            <text:p>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59" table:style-name="ce1">
            <text:p>159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61" table:style-name="ce1">
            <text:p>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62" table:style-name="ce1">
            <text:p>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59" table:style-name="ce1">
            <text:p>159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63" table:style-name="ce1">
            <text:p>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64" table:style-name="ce1">
            <text:p>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59" table:style-name="ce1">
            <text:p>159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65" table:style-name="ce1">
            <text:p>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6" table:style-name="ce1">
            <text:p>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133" table:style-name="ce1">
            <text:p>133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7" table:style-name="ce1">
            <text:p>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68" table:style-name="ce1">
            <text:p>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7" table:style-name="ce1">
            <text:p>27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69" table:style-name="ce1">
            <text:p>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70" table:style-name="ce1">
            <text:p>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06" table:style-name="ce1">
            <text:p>106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71" table:style-name="ce1">
            <text:p>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72" table:style-name="ce1">
            <text:p>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106" table:style-name="ce1">
            <text:p>106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73" table:style-name="ce1">
            <text:p>7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74" table:style-name="ce1">
            <text:p>7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53" table:style-name="ce1">
            <text:p>53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75" table:style-name="ce1">
            <text:p>7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76" table:style-name="ce1">
            <text:p>7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77" table:style-name="ce1">
            <text:p>7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78" table:style-name="ce1">
            <text:p>7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53" table:style-name="ce1">
            <text:p>53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79" table:style-name="ce1">
            <text:p>7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80" table:style-name="ce1">
            <text:p>8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родажа</text:p>
          </table:table-cell>
          <table:table-cell office:value-type="float" office:value="106" table:style-name="ce1">
            <text:p>106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81" table:style-name="ce1">
            <text:p>8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82" table:style-name="ce1">
            <text:p>8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32" table:style-name="ce1">
            <text:p>32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83" table:style-name="ce1">
            <text:p>8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84" table:style-name="ce1">
            <text:p>8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85" table:style-name="ce1">
            <text:p>8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86" table:style-name="ce1">
            <text:p>8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87" table:style-name="ce1">
            <text:p>8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88" table:style-name="ce1">
            <text:p>8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89" table:style-name="ce1">
            <text:p>8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0" table:style-name="ce1">
            <text:p>9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72" table:style-name="ce1">
            <text:p>72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1" table:style-name="ce1">
            <text:p>9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2" table:style-name="ce1">
            <text:p>9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3" table:style-name="ce1">
            <text:p>9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4" table:style-name="ce1">
            <text:p>9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5" table:style-name="ce1">
            <text:p>9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96" table:style-name="ce1">
            <text:p>9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97" table:style-name="ce1">
            <text:p>9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98" table:style-name="ce1">
            <text:p>9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6" table:style-name="ce1">
            <text:p>56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99" table:style-name="ce1">
            <text:p>9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00" table:style-name="ce1">
            <text:p>10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111" table:style-name="ce1">
            <text:p>111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01" table:style-name="ce1">
            <text:p>10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102" table:style-name="ce1">
            <text:p>10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09" table:style-name="ce1">
            <text:p>109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103" table:style-name="ce1">
            <text:p>10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104" table:style-name="ce1">
            <text:p>10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14" table:style-name="ce1">
            <text:p>114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105" table:style-name="ce1">
            <text:p>10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106" table:style-name="ce1">
            <text:p>10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12" table:style-name="ce1">
            <text:p>112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107" table:style-name="ce1">
            <text:p>10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108" table:style-name="ce1">
            <text:p>10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93" table:style-name="ce1">
            <text:p>93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109" table:style-name="ce1">
            <text:p>10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10" table:style-name="ce1">
            <text:p>1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19" table:style-name="ce1">
            <text:p>19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11" table:style-name="ce1">
            <text:p>1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112" table:style-name="ce1">
            <text:p>1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74" table:style-name="ce1">
            <text:p>74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113" table:style-name="ce1">
            <text:p>1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4" table:style-name="ce1">
            <text:p>1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74" table:style-name="ce1">
            <text:p>74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5" table:style-name="ce1">
            <text:p>1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116" table:style-name="ce1">
            <text:p>1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117" table:style-name="ce1">
            <text:p>1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18" table:style-name="ce1">
            <text:p>1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19" table:style-name="ce1">
            <text:p>1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20" table:style-name="ce1">
            <text:p>1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21" table:style-name="ce1">
            <text:p>1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122" table:style-name="ce1">
            <text:p>1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родажа</text:p>
          </table:table-cell>
          <table:table-cell office:value-type="float" office:value="74" table:style-name="ce1">
            <text:p>74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123" table:style-name="ce1">
            <text:p>1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124" table:style-name="ce1">
            <text:p>1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23" table:style-name="ce1">
            <text:p>23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125" table:style-name="ce1">
            <text:p>1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26" table:style-name="ce1">
            <text:p>1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27" table:style-name="ce1">
            <text:p>1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28" table:style-name="ce1">
            <text:p>1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29" table:style-name="ce1">
            <text:p>1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0" table:style-name="ce1">
            <text:p>1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1" table:style-name="ce1">
            <text:p>1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32" table:style-name="ce1">
            <text:p>1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33" table:style-name="ce1">
            <text:p>1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34" table:style-name="ce1">
            <text:p>1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35" table:style-name="ce1">
            <text:p>1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6" table:style-name="ce1">
            <text:p>1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7" table:style-name="ce1">
            <text:p>1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138" table:style-name="ce1">
            <text:p>1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139" table:style-name="ce1">
            <text:p>1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140" table:style-name="ce1">
            <text:p>1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141" table:style-name="ce1">
            <text:p>1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42" table:style-name="ce1">
            <text:p>1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43" table:style-name="ce1">
            <text:p>1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144" table:style-name="ce1">
            <text:p>1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145" table:style-name="ce1">
            <text:p>1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146" table:style-name="ce1">
            <text:p>1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147" table:style-name="ce1">
            <text:p>1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148" table:style-name="ce1">
            <text:p>1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149" table:style-name="ce1">
            <text:p>1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150" table:style-name="ce1">
            <text:p>1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100" table:style-name="ce1">
            <text:p>10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151" table:style-name="ce1">
            <text:p>1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52" table:style-name="ce1">
            <text:p>1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53" table:style-name="ce1">
            <text:p>1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154" table:style-name="ce1">
            <text:p>1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155" table:style-name="ce1">
            <text:p>1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56" table:style-name="ce1">
            <text:p>1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57" table:style-name="ce1">
            <text:p>1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158" table:style-name="ce1">
            <text:p>1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159" table:style-name="ce1">
            <text:p>1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0" table:style-name="ce1">
            <text:p>1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1" table:style-name="ce1">
            <text:p>1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62" table:style-name="ce1">
            <text:p>1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63" table:style-name="ce1">
            <text:p>1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164" table:style-name="ce1">
            <text:p>1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165" table:style-name="ce1">
            <text:p>1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166" table:style-name="ce1">
            <text:p>1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167" table:style-name="ce1">
            <text:p>1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8" table:style-name="ce1">
            <text:p>1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9" table:style-name="ce1">
            <text:p>1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70" table:style-name="ce1">
            <text:p>1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71" table:style-name="ce1">
            <text:p>1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72" table:style-name="ce1">
            <text:p>1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110" table:style-name="ce1">
            <text:p>11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73" table:style-name="ce1">
            <text:p>17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74" table:style-name="ce1">
            <text:p>17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75" table:style-name="ce1">
            <text:p>17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76" table:style-name="ce1">
            <text:p>17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77" table:style-name="ce1">
            <text:p>17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78" table:style-name="ce1">
            <text:p>17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79" table:style-name="ce1">
            <text:p>17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180" table:style-name="ce1">
            <text:p>18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181" table:style-name="ce1">
            <text:p>18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182" table:style-name="ce1">
            <text:p>18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183" table:style-name="ce1">
            <text:p>18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84" table:style-name="ce1">
            <text:p>18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85" table:style-name="ce1">
            <text:p>18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186" table:style-name="ce1">
            <text:p>18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187" table:style-name="ce1">
            <text:p>18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188" table:style-name="ce1">
            <text:p>18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189" table:style-name="ce1">
            <text:p>18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190" table:style-name="ce1">
            <text:p>19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191" table:style-name="ce1">
            <text:p>19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192" table:style-name="ce1">
            <text:p>19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100" table:style-name="ce1">
            <text:p>10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193" table:style-name="ce1">
            <text:p>19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94" table:style-name="ce1">
            <text:p>19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95" table:style-name="ce1">
            <text:p>19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196" table:style-name="ce1">
            <text:p>19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197" table:style-name="ce1">
            <text:p>19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98" table:style-name="ce1">
            <text:p>19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99" table:style-name="ce1">
            <text:p>19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200" table:style-name="ce1">
            <text:p>20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201" table:style-name="ce1">
            <text:p>20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02" table:style-name="ce1">
            <text:p>20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03" table:style-name="ce1">
            <text:p>20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04" table:style-name="ce1">
            <text:p>20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05" table:style-name="ce1">
            <text:p>20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206" table:style-name="ce1">
            <text:p>20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207" table:style-name="ce1">
            <text:p>20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208" table:style-name="ce1">
            <text:p>20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209" table:style-name="ce1">
            <text:p>20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10" table:style-name="ce1">
            <text:p>2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11" table:style-name="ce1">
            <text:p>2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2" table:style-name="ce1">
            <text:p>2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3" table:style-name="ce1">
            <text:p>2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4" table:style-name="ce1">
            <text:p>2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5" table:style-name="ce1">
            <text:p>2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6" table:style-name="ce1">
            <text:p>2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72" table:style-name="ce1">
            <text:p>72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7" table:style-name="ce1">
            <text:p>2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8" table:style-name="ce1">
            <text:p>2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9" table:style-name="ce1">
            <text:p>2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0" table:style-name="ce1">
            <text:p>2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1" table:style-name="ce1">
            <text:p>2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2" table:style-name="ce1">
            <text:p>2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3" table:style-name="ce1">
            <text:p>2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224" table:style-name="ce1">
            <text:p>2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225" table:style-name="ce1">
            <text:p>2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6" table:style-name="ce1">
            <text:p>2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108" table:style-name="ce1">
            <text:p>108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7" table:style-name="ce1">
            <text:p>2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228" table:style-name="ce1">
            <text:p>2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229" table:style-name="ce1">
            <text:p>2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230" table:style-name="ce1">
            <text:p>2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16" table:style-name="ce1">
            <text:p>116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231" table:style-name="ce1">
            <text:p>2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232" table:style-name="ce1">
            <text:p>2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233" table:style-name="ce1">
            <text:p>2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234" table:style-name="ce1">
            <text:p>2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93" table:style-name="ce1">
            <text:p>93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235" table:style-name="ce1">
            <text:p>2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236" table:style-name="ce1">
            <text:p>2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19" table:style-name="ce1">
            <text:p>19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237" table:style-name="ce1">
            <text:p>2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238" table:style-name="ce1">
            <text:p>2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74" table:style-name="ce1">
            <text:p>74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239" table:style-name="ce1">
            <text:p>2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40" table:style-name="ce1">
            <text:p>2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74" table:style-name="ce1">
            <text:p>74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41" table:style-name="ce1">
            <text:p>2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242" table:style-name="ce1">
            <text:p>2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243" table:style-name="ce1">
            <text:p>2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44" table:style-name="ce1">
            <text:p>2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45" table:style-name="ce1">
            <text:p>2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46" table:style-name="ce1">
            <text:p>2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47" table:style-name="ce1">
            <text:p>2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248" table:style-name="ce1">
            <text:p>2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родажа</text:p>
          </table:table-cell>
          <table:table-cell office:value-type="float" office:value="74" table:style-name="ce1">
            <text:p>74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249" table:style-name="ce1">
            <text:p>2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250" table:style-name="ce1">
            <text:p>2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23" table:style-name="ce1">
            <text:p>23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251" table:style-name="ce1">
            <text:p>2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52" table:style-name="ce1">
            <text:p>2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53" table:style-name="ce1">
            <text:p>2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54" table:style-name="ce1">
            <text:p>2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55" table:style-name="ce1">
            <text:p>2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56" table:style-name="ce1">
            <text:p>2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57" table:style-name="ce1">
            <text:p>2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58" table:style-name="ce1">
            <text:p>2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59" table:style-name="ce1">
            <text:p>2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60" table:style-name="ce1">
            <text:p>2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145" table:style-name="ce1">
            <text:p>145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61" table:style-name="ce1">
            <text:p>2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62" table:style-name="ce1">
            <text:p>2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63" table:style-name="ce1">
            <text:p>2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64" table:style-name="ce1">
            <text:p>2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65" table:style-name="ce1">
            <text:p>2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266" table:style-name="ce1">
            <text:p>2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267" table:style-name="ce1">
            <text:p>2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68" table:style-name="ce1">
            <text:p>2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159" table:style-name="ce1">
            <text:p>159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69" table:style-name="ce1">
            <text:p>2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270" table:style-name="ce1">
            <text:p>2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59" table:style-name="ce1">
            <text:p>159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271" table:style-name="ce1">
            <text:p>2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272" table:style-name="ce1">
            <text:p>2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59" table:style-name="ce1">
            <text:p>159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273" table:style-name="ce1">
            <text:p>27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274" table:style-name="ce1">
            <text:p>27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59" table:style-name="ce1">
            <text:p>159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275" table:style-name="ce1">
            <text:p>27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276" table:style-name="ce1">
            <text:p>27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133" table:style-name="ce1">
            <text:p>133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277" table:style-name="ce1">
            <text:p>27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278" table:style-name="ce1">
            <text:p>27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7" table:style-name="ce1">
            <text:p>27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279" table:style-name="ce1">
            <text:p>27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280" table:style-name="ce1">
            <text:p>28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06" table:style-name="ce1">
            <text:p>106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281" table:style-name="ce1">
            <text:p>28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82" table:style-name="ce1">
            <text:p>28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106" table:style-name="ce1">
            <text:p>106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83" table:style-name="ce1">
            <text:p>28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284" table:style-name="ce1">
            <text:p>28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53" table:style-name="ce1">
            <text:p>53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285" table:style-name="ce1">
            <text:p>28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86" table:style-name="ce1">
            <text:p>28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87" table:style-name="ce1">
            <text:p>28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88" table:style-name="ce1">
            <text:p>28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53" table:style-name="ce1">
            <text:p>53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89" table:style-name="ce1">
            <text:p>28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290" table:style-name="ce1">
            <text:p>29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родажа</text:p>
          </table:table-cell>
          <table:table-cell office:value-type="float" office:value="106" table:style-name="ce1">
            <text:p>106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291" table:style-name="ce1">
            <text:p>29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292" table:style-name="ce1">
            <text:p>29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32" table:style-name="ce1">
            <text:p>32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293" table:style-name="ce1">
            <text:p>29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94" table:style-name="ce1">
            <text:p>29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95" table:style-name="ce1">
            <text:p>29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96" table:style-name="ce1">
            <text:p>29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97" table:style-name="ce1">
            <text:p>29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98" table:style-name="ce1">
            <text:p>29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99" table:style-name="ce1">
            <text:p>29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00" table:style-name="ce1">
            <text:p>30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01" table:style-name="ce1">
            <text:p>30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3">
          <table:table-cell office:value-type="float" office:value="302" table:style-name="ce1">
            <text:p>30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3">
          <table:table-cell office:value-type="float" office:value="303" table:style-name="ce1">
            <text:p>30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04" table:style-name="ce1">
            <text:p>30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05" table:style-name="ce1">
            <text:p>30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306" table:style-name="ce1">
            <text:p>30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307" table:style-name="ce1">
            <text:p>30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308" table:style-name="ce1">
            <text:p>30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309" table:style-name="ce1">
            <text:p>30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10" table:style-name="ce1">
            <text:p>3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11" table:style-name="ce1">
            <text:p>3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312" table:style-name="ce1">
            <text:p>3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313" table:style-name="ce1">
            <text:p>3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314" table:style-name="ce1">
            <text:p>3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315" table:style-name="ce1">
            <text:p>3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316" table:style-name="ce1">
            <text:p>3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317" table:style-name="ce1">
            <text:p>3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318" table:style-name="ce1">
            <text:p>3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100" table:style-name="ce1">
            <text:p>10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319" table:style-name="ce1">
            <text:p>3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320" table:style-name="ce1">
            <text:p>3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321" table:style-name="ce1">
            <text:p>3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322" table:style-name="ce1">
            <text:p>3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323" table:style-name="ce1">
            <text:p>3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24" table:style-name="ce1">
            <text:p>3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25" table:style-name="ce1">
            <text:p>3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326" table:style-name="ce1">
            <text:p>3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327" table:style-name="ce1">
            <text:p>3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28" table:style-name="ce1">
            <text:p>3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29" table:style-name="ce1">
            <text:p>3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330" table:style-name="ce1">
            <text:p>3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331" table:style-name="ce1">
            <text:p>3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332" table:style-name="ce1">
            <text:p>3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333" table:style-name="ce1">
            <text:p>3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334" table:style-name="ce1">
            <text:p>3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335" table:style-name="ce1">
            <text:p>3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36" table:style-name="ce1">
            <text:p>3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37" table:style-name="ce1">
            <text:p>3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338" table:style-name="ce1">
            <text:p>3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339" table:style-name="ce1">
            <text:p>3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40" table:style-name="ce1">
            <text:p>3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41" table:style-name="ce1">
            <text:p>3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42" table:style-name="ce1">
            <text:p>3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43" table:style-name="ce1">
            <text:p>3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344" table:style-name="ce1">
            <text:p>3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140" table:style-name="ce1">
            <text:p>14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345" table:style-name="ce1">
            <text:p>3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46" table:style-name="ce1">
            <text:p>3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47" table:style-name="ce1">
            <text:p>3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348" table:style-name="ce1">
            <text:p>3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349" table:style-name="ce1">
            <text:p>3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350" table:style-name="ce1">
            <text:p>3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351" table:style-name="ce1">
            <text:p>3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52" table:style-name="ce1">
            <text:p>3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53" table:style-name="ce1">
            <text:p>3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354" table:style-name="ce1">
            <text:p>3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355" table:style-name="ce1">
            <text:p>3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356" table:style-name="ce1">
            <text:p>3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357" table:style-name="ce1">
            <text:p>3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358" table:style-name="ce1">
            <text:p>3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359" table:style-name="ce1">
            <text:p>3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360" table:style-name="ce1">
            <text:p>3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100" table:style-name="ce1">
            <text:p>10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361" table:style-name="ce1">
            <text:p>3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362" table:style-name="ce1">
            <text:p>3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363" table:style-name="ce1">
            <text:p>3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364" table:style-name="ce1">
            <text:p>3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365" table:style-name="ce1">
            <text:p>3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66" table:style-name="ce1">
            <text:p>3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67" table:style-name="ce1">
            <text:p>3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368" table:style-name="ce1">
            <text:p>3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369" table:style-name="ce1">
            <text:p>3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70" table:style-name="ce1">
            <text:p>3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71" table:style-name="ce1">
            <text:p>3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372" table:style-name="ce1">
            <text:p>3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373" table:style-name="ce1">
            <text:p>37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374" table:style-name="ce1">
            <text:p>37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375" table:style-name="ce1">
            <text:p>37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376" table:style-name="ce1">
            <text:p>37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377" table:style-name="ce1">
            <text:p>37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78" table:style-name="ce1">
            <text:p>37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379" table:style-name="ce1">
            <text:p>37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380" table:style-name="ce1">
            <text:p>38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381" table:style-name="ce1">
            <text:p>38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82" table:style-name="ce1">
            <text:p>38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83" table:style-name="ce1">
            <text:p>38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84" table:style-name="ce1">
            <text:p>38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85" table:style-name="ce1">
            <text:p>38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386" table:style-name="ce1">
            <text:p>38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387" table:style-name="ce1">
            <text:p>38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88" table:style-name="ce1">
            <text:p>38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389" table:style-name="ce1">
            <text:p>38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390" table:style-name="ce1">
            <text:p>39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391" table:style-name="ce1">
            <text:p>39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392" table:style-name="ce1">
            <text:p>39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9" table:style-name="ce1">
            <text:p>59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393" table:style-name="ce1">
            <text:p>39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94" table:style-name="ce1">
            <text:p>39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111" table:style-name="ce1">
            <text:p>111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395" table:style-name="ce1">
            <text:p>39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396" table:style-name="ce1">
            <text:p>39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19" table:style-name="ce1">
            <text:p>119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397" table:style-name="ce1">
            <text:p>39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398" table:style-name="ce1">
            <text:p>39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399" table:style-name="ce1">
            <text:p>39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400" table:style-name="ce1">
            <text:p>40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14" table:style-name="ce1">
            <text:p>114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401" table:style-name="ce1">
            <text:p>40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402" table:style-name="ce1">
            <text:p>40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93" table:style-name="ce1">
            <text:p>93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403" table:style-name="ce1">
            <text:p>40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404" table:style-name="ce1">
            <text:p>40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19" table:style-name="ce1">
            <text:p>19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405" table:style-name="ce1">
            <text:p>40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406" table:style-name="ce1">
            <text:p>40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74" table:style-name="ce1">
            <text:p>74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407" table:style-name="ce1">
            <text:p>40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08" table:style-name="ce1">
            <text:p>40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74" table:style-name="ce1">
            <text:p>74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09" table:style-name="ce1">
            <text:p>40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410" table:style-name="ce1">
            <text:p>4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411" table:style-name="ce1">
            <text:p>4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12" table:style-name="ce1">
            <text:p>4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13" table:style-name="ce1">
            <text:p>4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414" table:style-name="ce1">
            <text:p>4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415" table:style-name="ce1">
            <text:p>4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416" table:style-name="ce1">
            <text:p>4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родажа</text:p>
          </table:table-cell>
          <table:table-cell office:value-type="float" office:value="74" table:style-name="ce1">
            <text:p>74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417" table:style-name="ce1">
            <text:p>4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418" table:style-name="ce1">
            <text:p>4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23" table:style-name="ce1">
            <text:p>23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419" table:style-name="ce1">
            <text:p>4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20" table:style-name="ce1">
            <text:p>4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21" table:style-name="ce1">
            <text:p>4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422" table:style-name="ce1">
            <text:p>4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423" table:style-name="ce1">
            <text:p>4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24" table:style-name="ce1">
            <text:p>4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25" table:style-name="ce1">
            <text:p>4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26" table:style-name="ce1">
            <text:p>4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27" table:style-name="ce1">
            <text:p>4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428" table:style-name="ce1">
            <text:p>4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429" table:style-name="ce1">
            <text:p>4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30" table:style-name="ce1">
            <text:p>4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31" table:style-name="ce1">
            <text:p>4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432" table:style-name="ce1">
            <text:p>4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433" table:style-name="ce1">
            <text:p>4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434" table:style-name="ce1">
            <text:p>4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435" table:style-name="ce1">
            <text:p>4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36" table:style-name="ce1">
            <text:p>4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37" table:style-name="ce1">
            <text:p>4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438" table:style-name="ce1">
            <text:p>4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439" table:style-name="ce1">
            <text:p>4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440" table:style-name="ce1">
            <text:p>4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441" table:style-name="ce1">
            <text:p>4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442" table:style-name="ce1">
            <text:p>4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443" table:style-name="ce1">
            <text:p>4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444" table:style-name="ce1">
            <text:p>4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100" table:style-name="ce1">
            <text:p>10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445" table:style-name="ce1">
            <text:p>4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446" table:style-name="ce1">
            <text:p>4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447" table:style-name="ce1">
            <text:p>4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448" table:style-name="ce1">
            <text:p>4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449" table:style-name="ce1">
            <text:p>4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50" table:style-name="ce1">
            <text:p>4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51" table:style-name="ce1">
            <text:p>4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452" table:style-name="ce1">
            <text:p>4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453" table:style-name="ce1">
            <text:p>4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54" table:style-name="ce1">
            <text:p>4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55" table:style-name="ce1">
            <text:p>4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456" table:style-name="ce1">
            <text:p>4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457" table:style-name="ce1">
            <text:p>4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458" table:style-name="ce1">
            <text:p>4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459" table:style-name="ce1">
            <text:p>4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460" table:style-name="ce1">
            <text:p>4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461" table:style-name="ce1">
            <text:p>4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62" table:style-name="ce1">
            <text:p>4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63" table:style-name="ce1">
            <text:p>4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464" table:style-name="ce1">
            <text:p>4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465" table:style-name="ce1">
            <text:p>4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66" table:style-name="ce1">
            <text:p>4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67" table:style-name="ce1">
            <text:p>4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68" table:style-name="ce1">
            <text:p>4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69" table:style-name="ce1">
            <text:p>4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470" table:style-name="ce1">
            <text:p>4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471" table:style-name="ce1">
            <text:p>4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72" table:style-name="ce1">
            <text:p>4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138" table:style-name="ce1">
            <text:p>138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473" table:style-name="ce1">
            <text:p>47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474" table:style-name="ce1">
            <text:p>47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475" table:style-name="ce1">
            <text:p>47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476" table:style-name="ce1">
            <text:p>47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477" table:style-name="ce1">
            <text:p>47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78" table:style-name="ce1">
            <text:p>47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159" table:style-name="ce1">
            <text:p>159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79" table:style-name="ce1">
            <text:p>47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480" table:style-name="ce1">
            <text:p>48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59" table:style-name="ce1">
            <text:p>159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481" table:style-name="ce1">
            <text:p>48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482" table:style-name="ce1">
            <text:p>48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59" table:style-name="ce1">
            <text:p>159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483" table:style-name="ce1">
            <text:p>48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484" table:style-name="ce1">
            <text:p>48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59" table:style-name="ce1">
            <text:p>159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485" table:style-name="ce1">
            <text:p>48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486" table:style-name="ce1">
            <text:p>48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133" table:style-name="ce1">
            <text:p>133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487" table:style-name="ce1">
            <text:p>48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4">
          <table:table-cell office:value-type="float" office:value="488" table:style-name="ce1">
            <text:p>48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7" table:style-name="ce1">
            <text:p>27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4">
          <table:table-cell office:value-type="float" office:value="489" table:style-name="ce1">
            <text:p>48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490" table:style-name="ce1">
            <text:p>49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06" table:style-name="ce1">
            <text:p>106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491" table:style-name="ce1">
            <text:p>49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92" table:style-name="ce1">
            <text:p>49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106" table:style-name="ce1">
            <text:p>106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493" table:style-name="ce1">
            <text:p>49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494" table:style-name="ce1">
            <text:p>49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53" table:style-name="ce1">
            <text:p>53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495" table:style-name="ce1">
            <text:p>49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96" table:style-name="ce1">
            <text:p>49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497" table:style-name="ce1">
            <text:p>49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498" table:style-name="ce1">
            <text:p>49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53" table:style-name="ce1">
            <text:p>53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499" table:style-name="ce1">
            <text:p>49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500" table:style-name="ce1">
            <text:p>50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родажа</text:p>
          </table:table-cell>
          <table:table-cell office:value-type="float" office:value="106" table:style-name="ce1">
            <text:p>106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501" table:style-name="ce1">
            <text:p>50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502" table:style-name="ce1">
            <text:p>50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32" table:style-name="ce1">
            <text:p>32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503" table:style-name="ce1">
            <text:p>50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04" table:style-name="ce1">
            <text:p>50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05" table:style-name="ce1">
            <text:p>50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506" table:style-name="ce1">
            <text:p>50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507" table:style-name="ce1">
            <text:p>50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08" table:style-name="ce1">
            <text:p>50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09" table:style-name="ce1">
            <text:p>50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10" table:style-name="ce1">
            <text:p>5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11" table:style-name="ce1">
            <text:p>5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512" table:style-name="ce1">
            <text:p>5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513" table:style-name="ce1">
            <text:p>5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14" table:style-name="ce1">
            <text:p>5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15" table:style-name="ce1">
            <text:p>5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516" table:style-name="ce1">
            <text:p>5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517" table:style-name="ce1">
            <text:p>5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518" table:style-name="ce1">
            <text:p>5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519" table:style-name="ce1">
            <text:p>5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20" table:style-name="ce1">
            <text:p>5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159" table:style-name="ce1">
            <text:p>159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21" table:style-name="ce1">
            <text:p>5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522" table:style-name="ce1">
            <text:p>5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59" table:style-name="ce1">
            <text:p>159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523" table:style-name="ce1">
            <text:p>5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524" table:style-name="ce1">
            <text:p>5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59" table:style-name="ce1">
            <text:p>159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525" table:style-name="ce1">
            <text:p>5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526" table:style-name="ce1">
            <text:p>5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59" table:style-name="ce1">
            <text:p>159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527" table:style-name="ce1">
            <text:p>5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528" table:style-name="ce1">
            <text:p>5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133" table:style-name="ce1">
            <text:p>133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529" table:style-name="ce1">
            <text:p>5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530" table:style-name="ce1">
            <text:p>5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7" table:style-name="ce1">
            <text:p>27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531" table:style-name="ce1">
            <text:p>5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532" table:style-name="ce1">
            <text:p>5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06" table:style-name="ce1">
            <text:p>106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533" table:style-name="ce1">
            <text:p>5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34" table:style-name="ce1">
            <text:p>5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106" table:style-name="ce1">
            <text:p>106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35" table:style-name="ce1">
            <text:p>5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536" table:style-name="ce1">
            <text:p>5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53" table:style-name="ce1">
            <text:p>53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537" table:style-name="ce1">
            <text:p>5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38" table:style-name="ce1">
            <text:p>5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39" table:style-name="ce1">
            <text:p>5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540" table:style-name="ce1">
            <text:p>5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53" table:style-name="ce1">
            <text:p>53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541" table:style-name="ce1">
            <text:p>5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542" table:style-name="ce1">
            <text:p>5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родажа</text:p>
          </table:table-cell>
          <table:table-cell office:value-type="float" office:value="106" table:style-name="ce1">
            <text:p>106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543" table:style-name="ce1">
            <text:p>5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544" table:style-name="ce1">
            <text:p>5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32" table:style-name="ce1">
            <text:p>32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545" table:style-name="ce1">
            <text:p>5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46" table:style-name="ce1">
            <text:p>5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47" table:style-name="ce1">
            <text:p>5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548" table:style-name="ce1">
            <text:p>5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549" table:style-name="ce1">
            <text:p>5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50" table:style-name="ce1">
            <text:p>5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51" table:style-name="ce1">
            <text:p>5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52" table:style-name="ce1">
            <text:p>5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53" table:style-name="ce1">
            <text:p>5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554" table:style-name="ce1">
            <text:p>5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555" table:style-name="ce1">
            <text:p>5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56" table:style-name="ce1">
            <text:p>5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57" table:style-name="ce1">
            <text:p>5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558" table:style-name="ce1">
            <text:p>5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559" table:style-name="ce1">
            <text:p>5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560" table:style-name="ce1">
            <text:p>5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561" table:style-name="ce1">
            <text:p>5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62" table:style-name="ce1">
            <text:p>5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63" table:style-name="ce1">
            <text:p>5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564" table:style-name="ce1">
            <text:p>5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565" table:style-name="ce1">
            <text:p>5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566" table:style-name="ce1">
            <text:p>5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567" table:style-name="ce1">
            <text:p>5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568" table:style-name="ce1">
            <text:p>5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569" table:style-name="ce1">
            <text:p>5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570" table:style-name="ce1">
            <text:p>5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100" table:style-name="ce1">
            <text:p>10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571" table:style-name="ce1">
            <text:p>5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572" table:style-name="ce1">
            <text:p>5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573" table:style-name="ce1">
            <text:p>57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574" table:style-name="ce1">
            <text:p>57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575" table:style-name="ce1">
            <text:p>57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76" table:style-name="ce1">
            <text:p>57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77" table:style-name="ce1">
            <text:p>57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578" table:style-name="ce1">
            <text:p>57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579" table:style-name="ce1">
            <text:p>57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80" table:style-name="ce1">
            <text:p>58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81" table:style-name="ce1">
            <text:p>58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582" table:style-name="ce1">
            <text:p>58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583" table:style-name="ce1">
            <text:p>58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584" table:style-name="ce1">
            <text:p>58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585" table:style-name="ce1">
            <text:p>58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586" table:style-name="ce1">
            <text:p>58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587" table:style-name="ce1">
            <text:p>58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88" table:style-name="ce1">
            <text:p>58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589" table:style-name="ce1">
            <text:p>58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590" table:style-name="ce1">
            <text:p>59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591" table:style-name="ce1">
            <text:p>59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92" table:style-name="ce1">
            <text:p>59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93" table:style-name="ce1">
            <text:p>59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94" table:style-name="ce1">
            <text:p>59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595" table:style-name="ce1">
            <text:p>59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596" table:style-name="ce1">
            <text:p>59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597" table:style-name="ce1">
            <text:p>59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98" table:style-name="ce1">
            <text:p>59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599" table:style-name="ce1">
            <text:p>59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600" table:style-name="ce1">
            <text:p>60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601" table:style-name="ce1">
            <text:p>60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602" table:style-name="ce1">
            <text:p>60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603" table:style-name="ce1">
            <text:p>60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04" table:style-name="ce1">
            <text:p>60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05" table:style-name="ce1">
            <text:p>60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606" table:style-name="ce1">
            <text:p>60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607" table:style-name="ce1">
            <text:p>60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608" table:style-name="ce1">
            <text:p>60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609" table:style-name="ce1">
            <text:p>60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610" table:style-name="ce1">
            <text:p>6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611" table:style-name="ce1">
            <text:p>6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12" table:style-name="ce1">
            <text:p>6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100" table:style-name="ce1">
            <text:p>10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13" table:style-name="ce1">
            <text:p>6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614" table:style-name="ce1">
            <text:p>6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615" table:style-name="ce1">
            <text:p>6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616" table:style-name="ce1">
            <text:p>6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617" table:style-name="ce1">
            <text:p>6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18" table:style-name="ce1">
            <text:p>6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19" table:style-name="ce1">
            <text:p>6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620" table:style-name="ce1">
            <text:p>6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621" table:style-name="ce1">
            <text:p>6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622" table:style-name="ce1">
            <text:p>6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623" table:style-name="ce1">
            <text:p>6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624" table:style-name="ce1">
            <text:p>6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625" table:style-name="ce1">
            <text:p>6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626" table:style-name="ce1">
            <text:p>6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627" table:style-name="ce1">
            <text:p>6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628" table:style-name="ce1">
            <text:p>6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629" table:style-name="ce1">
            <text:p>6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630" table:style-name="ce1">
            <text:p>6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631" table:style-name="ce1">
            <text:p>6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632" table:style-name="ce1">
            <text:p>6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633" table:style-name="ce1">
            <text:p>6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634" table:style-name="ce1">
            <text:p>6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635" table:style-name="ce1">
            <text:p>6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36" table:style-name="ce1">
            <text:p>6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72" table:style-name="ce1">
            <text:p>72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37" table:style-name="ce1">
            <text:p>6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638" table:style-name="ce1">
            <text:p>6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87" table:style-name="ce1">
            <text:p>87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639" table:style-name="ce1">
            <text:p>6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640" table:style-name="ce1">
            <text:p>6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641" table:style-name="ce1">
            <text:p>6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642" table:style-name="ce1">
            <text:p>6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643" table:style-name="ce1">
            <text:p>6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644" table:style-name="ce1">
            <text:p>6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6" table:style-name="ce1">
            <text:p>56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2">
          <table:table-cell office:value-type="float" office:value="645" table:style-name="ce1">
            <text:p>6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46" table:style-name="ce1">
            <text:p>6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103" table:style-name="ce1">
            <text:p>103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47" table:style-name="ce1">
            <text:p>6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648" table:style-name="ce1">
            <text:p>6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11" table:style-name="ce1">
            <text:p>111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2">
          <table:table-cell office:value-type="float" office:value="649" table:style-name="ce1">
            <text:p>6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650" table:style-name="ce1">
            <text:p>6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24" table:style-name="ce1">
            <text:p>124</text:p>
          </table:table-cell>
          <table:table-cell office:value-type="float" office:value="47" table:style-name="ce1">
            <text:p>47</text:p>
          </table:table-cell>
          <table:table-cell table:number-columns-repeated="16377"/>
        </table:table-row>
        <table:table-row table:style-name="ro2">
          <table:table-cell office:value-type="float" office:value="651" table:style-name="ce1">
            <text:p>6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652" table:style-name="ce1">
            <text:p>6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03" table:style-name="ce1">
            <text:p>103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2">
          <table:table-cell office:value-type="float" office:value="653" table:style-name="ce1">
            <text:p>6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54" table:style-name="ce1">
            <text:p>6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93" table:style-name="ce1">
            <text:p>93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55" table:style-name="ce1">
            <text:p>6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656" table:style-name="ce1">
            <text:p>6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19" table:style-name="ce1">
            <text:p>19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657" table:style-name="ce1">
            <text:p>6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658" table:style-name="ce1">
            <text:p>6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74" table:style-name="ce1">
            <text:p>74</text:p>
          </table:table-cell>
          <table:table-cell office:value-type="float" office:value="44" table:style-name="ce1">
            <text:p>44</text:p>
          </table:table-cell>
          <table:table-cell table:number-columns-repeated="16377"/>
        </table:table-row>
        <table:table-row table:style-name="ro2">
          <table:table-cell office:value-type="float" office:value="659" table:style-name="ce1">
            <text:p>6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60" table:style-name="ce1">
            <text:p>6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74" table:style-name="ce1">
            <text:p>74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661" table:style-name="ce1">
            <text:p>6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662" table:style-name="ce1">
            <text:p>6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65" table:style-name="ce1">
            <text:p>65</text:p>
          </table:table-cell>
          <table:table-cell table:number-columns-repeated="16377"/>
        </table:table-row>
        <table:table-row table:style-name="ro2">
          <table:table-cell office:value-type="float" office:value="663" table:style-name="ce1">
            <text:p>6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664" table:style-name="ce1">
            <text:p>6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665" table:style-name="ce1">
            <text:p>6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666" table:style-name="ce1">
            <text:p>6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667" table:style-name="ce1">
            <text:p>6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668" table:style-name="ce1">
            <text:p>6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Продажа</text:p>
          </table:table-cell>
          <table:table-cell office:value-type="float" office:value="74" table:style-name="ce1">
            <text:p>74</text:p>
          </table:table-cell>
          <table:table-cell office:value-type="float" office:value="330" table:style-name="ce1">
            <text:p>330</text:p>
          </table:table-cell>
          <table:table-cell table:number-columns-repeated="16377"/>
        </table:table-row>
        <table:table-row table:style-name="ro2">
          <table:table-cell office:value-type="float" office:value="669" table:style-name="ce1">
            <text:p>6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670" table:style-name="ce1">
            <text:p>6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23" table:style-name="ce1">
            <text:p>23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2">
          <table:table-cell office:value-type="float" office:value="671" table:style-name="ce1">
            <text:p>6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672" table:style-name="ce1">
            <text:p>6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673" table:style-name="ce1">
            <text:p>67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674" table:style-name="ce1">
            <text:p>67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ажа</text:p>
          </table:table-cell>
          <table:table-cell office:value-type="float" office:value="192" table:style-name="ce1">
            <text:p>192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675" table:style-name="ce1">
            <text:p>67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676" table:style-name="ce1">
            <text:p>67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родажа</text:p>
          </table:table-cell>
          <table:table-cell office:value-type="float" office:value="192" table:style-name="ce1">
            <text:p>192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677" table:style-name="ce1">
            <text:p>67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78" table:style-name="ce1">
            <text:p>67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79" table:style-name="ce1">
            <text:p>67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680" table:style-name="ce1">
            <text:p>68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681" table:style-name="ce1">
            <text:p>68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682" table:style-name="ce1">
            <text:p>68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683" table:style-name="ce1">
            <text:p>68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684" table:style-name="ce1">
            <text:p>68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685" table:style-name="ce1">
            <text:p>68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686" table:style-name="ce1">
            <text:p>68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ажа</text:p>
          </table:table-cell>
          <table:table-cell office:value-type="float" office:value="192" table:style-name="ce1">
            <text:p>192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687" table:style-name="ce1">
            <text:p>68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688" table:style-name="ce1">
            <text:p>68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родажа</text:p>
          </table:table-cell>
          <table:table-cell office:value-type="float" office:value="192" table:style-name="ce1">
            <text:p>192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689" table:style-name="ce1">
            <text:p>68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90" table:style-name="ce1">
            <text:p>69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691" table:style-name="ce1">
            <text:p>69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692" table:style-name="ce1">
            <text:p>69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693" table:style-name="ce1">
            <text:p>69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694" table:style-name="ce1">
            <text:p>69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250" table:style-name="ce1">
            <text:p>25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695" table:style-name="ce1">
            <text:p>69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696" table:style-name="ce1">
            <text:p>69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697" table:style-name="ce1">
            <text:p>69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698" table:style-name="ce1">
            <text:p>69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ажа</text:p>
          </table:table-cell>
          <table:table-cell office:value-type="float" office:value="96" table:style-name="ce1">
            <text:p>96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699" table:style-name="ce1">
            <text:p>69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00" table:style-name="ce1">
            <text:p>70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родажа</text:p>
          </table:table-cell>
          <table:table-cell office:value-type="float" office:value="128" table:style-name="ce1">
            <text:p>128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01" table:style-name="ce1">
            <text:p>70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02" table:style-name="ce1">
            <text:p>70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03" table:style-name="ce1">
            <text:p>70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04" table:style-name="ce1">
            <text:p>70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29" table:style-name="ce1">
            <text:p>29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05" table:style-name="ce1">
            <text:p>70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06" table:style-name="ce1">
            <text:p>70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07" table:style-name="ce1">
            <text:p>70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08" table:style-name="ce1">
            <text:p>70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09" table:style-name="ce1">
            <text:p>70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10" table:style-name="ce1">
            <text:p>71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ажа</text:p>
          </table:table-cell>
          <table:table-cell office:value-type="float" office:value="144" table:style-name="ce1">
            <text:p>144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11" table:style-name="ce1">
            <text:p>71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12" table:style-name="ce1">
            <text:p>71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13" table:style-name="ce1">
            <text:p>71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14" table:style-name="ce1">
            <text:p>71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15" table:style-name="ce1">
            <text:p>71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16" table:style-name="ce1">
            <text:p>71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39" table:style-name="ce1">
            <text:p>39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17" table:style-name="ce1">
            <text:p>71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18" table:style-name="ce1">
            <text:p>71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19" table:style-name="ce1">
            <text:p>71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20" table:style-name="ce1">
            <text:p>72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21" table:style-name="ce1">
            <text:p>72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22" table:style-name="ce1">
            <text:p>72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ажа</text:p>
          </table:table-cell>
          <table:table-cell office:value-type="float" office:value="144" table:style-name="ce1">
            <text:p>144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23" table:style-name="ce1">
            <text:p>72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24" table:style-name="ce1">
            <text:p>72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25" table:style-name="ce1">
            <text:p>72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26" table:style-name="ce1">
            <text:p>72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27" table:style-name="ce1">
            <text:p>72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28" table:style-name="ce1">
            <text:p>72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39" table:style-name="ce1">
            <text:p>39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29" table:style-name="ce1">
            <text:p>72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30" table:style-name="ce1">
            <text:p>73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31" table:style-name="ce1">
            <text:p>73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32" table:style-name="ce1">
            <text:p>73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33" table:style-name="ce1">
            <text:p>73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34" table:style-name="ce1">
            <text:p>73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ажа</text:p>
          </table:table-cell>
          <table:table-cell office:value-type="float" office:value="96" table:style-name="ce1">
            <text:p>96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35" table:style-name="ce1">
            <text:p>73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36" table:style-name="ce1">
            <text:p>73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родажа</text:p>
          </table:table-cell>
          <table:table-cell office:value-type="float" office:value="128" table:style-name="ce1">
            <text:p>128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37" table:style-name="ce1">
            <text:p>73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38" table:style-name="ce1">
            <text:p>73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39" table:style-name="ce1">
            <text:p>73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40" table:style-name="ce1">
            <text:p>74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29" table:style-name="ce1">
            <text:p>29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41" table:style-name="ce1">
            <text:p>74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42" table:style-name="ce1">
            <text:p>74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43" table:style-name="ce1">
            <text:p>74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44" table:style-name="ce1">
            <text:p>74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45" table:style-name="ce1">
            <text:p>74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46" table:style-name="ce1">
            <text:p>74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ажа</text:p>
          </table:table-cell>
          <table:table-cell office:value-type="float" office:value="192" table:style-name="ce1">
            <text:p>192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47" table:style-name="ce1">
            <text:p>74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48" table:style-name="ce1">
            <text:p>74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родажа</text:p>
          </table:table-cell>
          <table:table-cell office:value-type="float" office:value="192" table:style-name="ce1">
            <text:p>192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49" table:style-name="ce1">
            <text:p>74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50" table:style-name="ce1">
            <text:p>75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51" table:style-name="ce1">
            <text:p>75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52" table:style-name="ce1">
            <text:p>75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53" table:style-name="ce1">
            <text:p>75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54" table:style-name="ce1">
            <text:p>75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55" table:style-name="ce1">
            <text:p>75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56" table:style-name="ce1">
            <text:p>75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57" table:style-name="ce1">
            <text:p>75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58" table:style-name="ce1">
            <text:p>75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ажа</text:p>
          </table:table-cell>
          <table:table-cell office:value-type="float" office:value="144" table:style-name="ce1">
            <text:p>144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59" table:style-name="ce1">
            <text:p>75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60" table:style-name="ce1">
            <text:p>76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61" table:style-name="ce1">
            <text:p>76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62" table:style-name="ce1">
            <text:p>76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63" table:style-name="ce1">
            <text:p>76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64" table:style-name="ce1">
            <text:p>76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39" table:style-name="ce1">
            <text:p>39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65" table:style-name="ce1">
            <text:p>76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66" table:style-name="ce1">
            <text:p>76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67" table:style-name="ce1">
            <text:p>76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68" table:style-name="ce1">
            <text:p>76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69" table:style-name="ce1">
            <text:p>76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70" table:style-name="ce1">
            <text:p>77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ажа</text:p>
          </table:table-cell>
          <table:table-cell office:value-type="float" office:value="144" table:style-name="ce1">
            <text:p>144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71" table:style-name="ce1">
            <text:p>77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72" table:style-name="ce1">
            <text:p>77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73" table:style-name="ce1">
            <text:p>77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74" table:style-name="ce1">
            <text:p>77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3">
          <table:table-cell office:value-type="float" office:value="775" table:style-name="ce1">
            <text:p>77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3">
          <table:table-cell office:value-type="float" office:value="776" table:style-name="ce1">
            <text:p>77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39" table:style-name="ce1">
            <text:p>39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77" table:style-name="ce1">
            <text:p>77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78" table:style-name="ce1">
            <text:p>77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79" table:style-name="ce1">
            <text:p>77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80" table:style-name="ce1">
            <text:p>78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81" table:style-name="ce1">
            <text:p>78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82" table:style-name="ce1">
            <text:p>78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ажа</text:p>
          </table:table-cell>
          <table:table-cell office:value-type="float" office:value="96" table:style-name="ce1">
            <text:p>96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83" table:style-name="ce1">
            <text:p>78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84" table:style-name="ce1">
            <text:p>78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родажа</text:p>
          </table:table-cell>
          <table:table-cell office:value-type="float" office:value="128" table:style-name="ce1">
            <text:p>128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85" table:style-name="ce1">
            <text:p>78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86" table:style-name="ce1">
            <text:p>78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87" table:style-name="ce1">
            <text:p>78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88" table:style-name="ce1">
            <text:p>78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29" table:style-name="ce1">
            <text:p>29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789" table:style-name="ce1">
            <text:p>78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90" table:style-name="ce1">
            <text:p>79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791" table:style-name="ce1">
            <text:p>79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92" table:style-name="ce1">
            <text:p>79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793" table:style-name="ce1">
            <text:p>79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94" table:style-name="ce1">
            <text:p>79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ажа</text:p>
          </table:table-cell>
          <table:table-cell office:value-type="float" office:value="144" table:style-name="ce1">
            <text:p>144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795" table:style-name="ce1">
            <text:p>79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96" table:style-name="ce1">
            <text:p>79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797" table:style-name="ce1">
            <text:p>79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98" table:style-name="ce1">
            <text:p>79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799" table:style-name="ce1">
            <text:p>79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00" table:style-name="ce1">
            <text:p>80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39" table:style-name="ce1">
            <text:p>39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01" table:style-name="ce1">
            <text:p>80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02" table:style-name="ce1">
            <text:p>80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03" table:style-name="ce1">
            <text:p>80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04" table:style-name="ce1">
            <text:p>80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05" table:style-name="ce1">
            <text:p>80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06" table:style-name="ce1">
            <text:p>80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ажа</text:p>
          </table:table-cell>
          <table:table-cell office:value-type="float" office:value="192" table:style-name="ce1">
            <text:p>192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07" table:style-name="ce1">
            <text:p>80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08" table:style-name="ce1">
            <text:p>80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родажа</text:p>
          </table:table-cell>
          <table:table-cell office:value-type="float" office:value="192" table:style-name="ce1">
            <text:p>192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09" table:style-name="ce1">
            <text:p>80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10" table:style-name="ce1">
            <text:p>81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11" table:style-name="ce1">
            <text:p>81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12" table:style-name="ce1">
            <text:p>81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13" table:style-name="ce1">
            <text:p>81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14" table:style-name="ce1">
            <text:p>81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242" table:style-name="ce1">
            <text:p>242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15" table:style-name="ce1">
            <text:p>81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16" table:style-name="ce1">
            <text:p>81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17" table:style-name="ce1">
            <text:p>81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18" table:style-name="ce1">
            <text:p>81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ажа</text:p>
          </table:table-cell>
          <table:table-cell office:value-type="float" office:value="192" table:style-name="ce1">
            <text:p>192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19" table:style-name="ce1">
            <text:p>81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20" table:style-name="ce1">
            <text:p>82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родажа</text:p>
          </table:table-cell>
          <table:table-cell office:value-type="float" office:value="192" table:style-name="ce1">
            <text:p>192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21" table:style-name="ce1">
            <text:p>82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22" table:style-name="ce1">
            <text:p>82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23" table:style-name="ce1">
            <text:p>82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24" table:style-name="ce1">
            <text:p>82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25" table:style-name="ce1">
            <text:p>82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26" table:style-name="ce1">
            <text:p>82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27" table:style-name="ce1">
            <text:p>82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28" table:style-name="ce1">
            <text:p>82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238" table:style-name="ce1">
            <text:p>238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29" table:style-name="ce1">
            <text:p>82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30" table:style-name="ce1">
            <text:p>83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ажа</text:p>
          </table:table-cell>
          <table:table-cell office:value-type="float" office:value="144" table:style-name="ce1">
            <text:p>144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31" table:style-name="ce1">
            <text:p>83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32" table:style-name="ce1">
            <text:p>83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33" table:style-name="ce1">
            <text:p>83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34" table:style-name="ce1">
            <text:p>83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35" table:style-name="ce1">
            <text:p>83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36" table:style-name="ce1">
            <text:p>83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39" table:style-name="ce1">
            <text:p>39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37" table:style-name="ce1">
            <text:p>83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38" table:style-name="ce1">
            <text:p>83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39" table:style-name="ce1">
            <text:p>83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40" table:style-name="ce1">
            <text:p>84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4">
          <table:table-cell office:value-type="float" office:value="841" table:style-name="ce1">
            <text:p>84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4">
          <table:table-cell office:value-type="float" office:value="842" table:style-name="ce1">
            <text:p>84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ажа</text:p>
          </table:table-cell>
          <table:table-cell office:value-type="float" office:value="144" table:style-name="ce1">
            <text:p>144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43" table:style-name="ce1">
            <text:p>84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44" table:style-name="ce1">
            <text:p>84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45" table:style-name="ce1">
            <text:p>84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46" table:style-name="ce1">
            <text:p>84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47" table:style-name="ce1">
            <text:p>84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48" table:style-name="ce1">
            <text:p>84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39" table:style-name="ce1">
            <text:p>39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49" table:style-name="ce1">
            <text:p>84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50" table:style-name="ce1">
            <text:p>85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51" table:style-name="ce1">
            <text:p>85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52" table:style-name="ce1">
            <text:p>85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53" table:style-name="ce1">
            <text:p>85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54" table:style-name="ce1">
            <text:p>85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ажа</text:p>
          </table:table-cell>
          <table:table-cell office:value-type="float" office:value="96" table:style-name="ce1">
            <text:p>96</text:p>
          </table:table-cell>
          <table:table-cell office:value-type="float" office:value="57" table:style-name="ce1">
            <text:p>57</text:p>
          </table:table-cell>
          <table:table-cell table:number-columns-repeated="16377"/>
        </table:table-row>
        <table:table-row table:style-name="ro2">
          <table:table-cell office:value-type="float" office:value="855" table:style-name="ce1">
            <text:p>85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56" table:style-name="ce1">
            <text:p>85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родажа</text:p>
          </table:table-cell>
          <table:table-cell office:value-type="float" office:value="128" table:style-name="ce1">
            <text:p>128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57" table:style-name="ce1">
            <text:p>85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58" table:style-name="ce1">
            <text:p>85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38" table:style-name="ce1">
            <text:p>38</text:p>
          </table:table-cell>
          <table:table-cell table:number-columns-repeated="16377"/>
        </table:table-row>
        <table:table-row table:style-name="ro2">
          <table:table-cell office:value-type="float" office:value="859" table:style-name="ce1">
            <text:p>85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60" table:style-name="ce1">
            <text:p>86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29" table:style-name="ce1">
            <text:p>29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861" table:style-name="ce1">
            <text:p>86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62" table:style-name="ce1">
            <text:p>86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2">
          <table:table-cell office:value-type="float" office:value="863" table:style-name="ce1">
            <text:p>86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64" table:style-name="ce1">
            <text:p>86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65" table:style-name="ce1">
            <text:p>86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866" table:style-name="ce1">
            <text:p>86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867" table:style-name="ce1">
            <text:p>86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68" table:style-name="ce1">
            <text:p>86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69" table:style-name="ce1">
            <text:p>86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870" table:style-name="ce1">
            <text:p>87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871" table:style-name="ce1">
            <text:p>87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872" table:style-name="ce1">
            <text:p>87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873" table:style-name="ce1">
            <text:p>87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874" table:style-name="ce1">
            <text:p>87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98" table:style-name="ce1">
            <text:p>98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875" table:style-name="ce1">
            <text:p>87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876" table:style-name="ce1">
            <text:p>87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877" table:style-name="ce1">
            <text:p>87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878" table:style-name="ce1">
            <text:p>87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34" table:style-name="ce1">
            <text:p>34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879" table:style-name="ce1">
            <text:p>87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880" table:style-name="ce1">
            <text:p>88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881" table:style-name="ce1">
            <text:p>88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882" table:style-name="ce1">
            <text:p>88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100" table:style-name="ce1">
            <text:p>10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883" table:style-name="ce1">
            <text:p>88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884" table:style-name="ce1">
            <text:p>88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144" table:style-name="ce1">
            <text:p>144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885" table:style-name="ce1">
            <text:p>88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886" table:style-name="ce1">
            <text:p>88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23" table:style-name="ce1">
            <text:p>23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887" table:style-name="ce1">
            <text:p>88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88" table:style-name="ce1">
            <text:p>88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889" table:style-name="ce1">
            <text:p>88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90" table:style-name="ce1">
            <text:p>89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91" table:style-name="ce1">
            <text:p>89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892" table:style-name="ce1">
            <text:p>89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893" table:style-name="ce1">
            <text:p>89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894" table:style-name="ce1">
            <text:p>89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родажа</text:p>
          </table:table-cell>
          <table:table-cell office:value-type="float" office:value="91" table:style-name="ce1">
            <text:p>91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895" table:style-name="ce1">
            <text:p>89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96" table:style-name="ce1">
            <text:p>89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51" table:style-name="ce1">
            <text:p>51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897" table:style-name="ce1">
            <text:p>89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898" table:style-name="ce1">
            <text:p>89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899" table:style-name="ce1">
            <text:p>89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900" table:style-name="ce1">
            <text:p>90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84" table:style-name="ce1">
            <text:p>84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901" table:style-name="ce1">
            <text:p>90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902" table:style-name="ce1">
            <text:p>90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96" table:style-name="ce1">
            <text:p>96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903" table:style-name="ce1">
            <text:p>90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904" table:style-name="ce1">
            <text:p>90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905" table:style-name="ce1">
            <text:p>90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06" table:style-name="ce1">
            <text:p>90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34" table:style-name="ce1">
            <text:p>34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07" table:style-name="ce1">
            <text:p>90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08" table:style-name="ce1">
            <text:p>90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09" table:style-name="ce1">
            <text:p>90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10" table:style-name="ce1">
            <text:p>91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114" table:style-name="ce1">
            <text:p>114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11" table:style-name="ce1">
            <text:p>91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12" table:style-name="ce1">
            <text:p>91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135" table:style-name="ce1">
            <text:p>135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13" table:style-name="ce1">
            <text:p>91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914" table:style-name="ce1">
            <text:p>91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915" table:style-name="ce1">
            <text:p>91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916" table:style-name="ce1">
            <text:p>91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42" table:style-name="ce1">
            <text:p>42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917" table:style-name="ce1">
            <text:p>91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18" table:style-name="ce1">
            <text:p>91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26" table:style-name="ce1">
            <text:p>26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19" table:style-name="ce1">
            <text:p>91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920" table:style-name="ce1">
            <text:p>92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28" table:style-name="ce1">
            <text:p>28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921" table:style-name="ce1">
            <text:p>92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22" table:style-name="ce1">
            <text:p>92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родажа</text:p>
          </table:table-cell>
          <table:table-cell office:value-type="float" office:value="71" table:style-name="ce1">
            <text:p>71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23" table:style-name="ce1">
            <text:p>92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24" table:style-name="ce1">
            <text:p>92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42" table:style-name="ce1">
            <text:p>42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25" table:style-name="ce1">
            <text:p>92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926" table:style-name="ce1">
            <text:p>92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927" table:style-name="ce1">
            <text:p>92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928" table:style-name="ce1">
            <text:p>92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64" table:style-name="ce1">
            <text:p>64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929" table:style-name="ce1">
            <text:p>92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930" table:style-name="ce1">
            <text:p>93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931" table:style-name="ce1">
            <text:p>93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932" table:style-name="ce1">
            <text:p>93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14" table:style-name="ce1">
            <text:p>14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4">
          <table:table-cell office:value-type="float" office:value="933" table:style-name="ce1">
            <text:p>93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4">
          <table:table-cell office:value-type="float" office:value="934" table:style-name="ce1">
            <text:p>93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35" table:style-name="ce1">
            <text:p>93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36" table:style-name="ce1">
            <text:p>93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38" table:style-name="ce1">
            <text:p>138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37" table:style-name="ce1">
            <text:p>93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38" table:style-name="ce1">
            <text:p>93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39" table:style-name="ce1">
            <text:p>93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40" table:style-name="ce1">
            <text:p>94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107" table:style-name="ce1">
            <text:p>107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41" table:style-name="ce1">
            <text:p>94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942" table:style-name="ce1">
            <text:p>94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943" table:style-name="ce1">
            <text:p>94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944" table:style-name="ce1">
            <text:p>94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12" table:style-name="ce1">
            <text:p>12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945" table:style-name="ce1">
            <text:p>94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46" table:style-name="ce1">
            <text:p>94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47" table:style-name="ce1">
            <text:p>94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948" table:style-name="ce1">
            <text:p>94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21" table:style-name="ce1">
            <text:p>21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949" table:style-name="ce1">
            <text:p>94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50" table:style-name="ce1">
            <text:p>95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родажа</text:p>
          </table:table-cell>
          <table:table-cell office:value-type="float" office:value="88" table:style-name="ce1">
            <text:p>88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51" table:style-name="ce1">
            <text:p>95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52" table:style-name="ce1">
            <text:p>95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53" table:style-name="ce1">
            <text:p>95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954" table:style-name="ce1">
            <text:p>95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58" table:style-name="ce1">
            <text:p>58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955" table:style-name="ce1">
            <text:p>95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956" table:style-name="ce1">
            <text:p>95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957" table:style-name="ce1">
            <text:p>95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958" table:style-name="ce1">
            <text:p>95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82" table:style-name="ce1">
            <text:p>82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959" table:style-name="ce1">
            <text:p>95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960" table:style-name="ce1">
            <text:p>96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961" table:style-name="ce1">
            <text:p>96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62" table:style-name="ce1">
            <text:p>96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63" table:style-name="ce1">
            <text:p>96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64" table:style-name="ce1">
            <text:p>96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27" table:style-name="ce1">
            <text:p>127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65" table:style-name="ce1">
            <text:p>96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66" table:style-name="ce1">
            <text:p>96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67" table:style-name="ce1">
            <text:p>96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68" table:style-name="ce1">
            <text:p>96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149" table:style-name="ce1">
            <text:p>149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69" table:style-name="ce1">
            <text:p>96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970" table:style-name="ce1">
            <text:p>97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971" table:style-name="ce1">
            <text:p>97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972" table:style-name="ce1">
            <text:p>97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973" table:style-name="ce1">
            <text:p>97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74" table:style-name="ce1">
            <text:p>97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75" table:style-name="ce1">
            <text:p>97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976" table:style-name="ce1">
            <text:p>97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22" table:style-name="ce1">
            <text:p>22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977" table:style-name="ce1">
            <text:p>97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78" table:style-name="ce1">
            <text:p>97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79" table:style-name="ce1">
            <text:p>97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80" table:style-name="ce1">
            <text:p>98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981" table:style-name="ce1">
            <text:p>98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982" table:style-name="ce1">
            <text:p>98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983" table:style-name="ce1">
            <text:p>98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984" table:style-name="ce1">
            <text:p>98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985" table:style-name="ce1">
            <text:p>98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986" table:style-name="ce1">
            <text:p>98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987" table:style-name="ce1">
            <text:p>98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988" table:style-name="ce1">
            <text:p>98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989" table:style-name="ce1">
            <text:p>98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90" table:style-name="ce1">
            <text:p>99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56" table:style-name="ce1">
            <text:p>56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991" table:style-name="ce1">
            <text:p>99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92" table:style-name="ce1">
            <text:p>99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993" table:style-name="ce1">
            <text:p>99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94" table:style-name="ce1">
            <text:p>99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110" table:style-name="ce1">
            <text:p>11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995" table:style-name="ce1">
            <text:p>99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96" table:style-name="ce1">
            <text:p>99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155" table:style-name="ce1">
            <text:p>155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997" table:style-name="ce1">
            <text:p>99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998" table:style-name="ce1">
            <text:p>99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999" table:style-name="ce1">
            <text:p>99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000" table:style-name="ce1">
            <text:p>100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001" table:style-name="ce1">
            <text:p>100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02" table:style-name="ce1">
            <text:p>100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21" table:style-name="ce1">
            <text:p>21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03" table:style-name="ce1">
            <text:p>100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004" table:style-name="ce1">
            <text:p>100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005" table:style-name="ce1">
            <text:p>100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06" table:style-name="ce1">
            <text:p>100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родажа</text:p>
          </table:table-cell>
          <table:table-cell office:value-type="float" office:value="82" table:style-name="ce1">
            <text:p>82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07" table:style-name="ce1">
            <text:p>100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08" table:style-name="ce1">
            <text:p>100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54" table:style-name="ce1">
            <text:p>54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09" table:style-name="ce1">
            <text:p>100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010" table:style-name="ce1">
            <text:p>101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011" table:style-name="ce1">
            <text:p>101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012" table:style-name="ce1">
            <text:p>101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67" table:style-name="ce1">
            <text:p>67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013" table:style-name="ce1">
            <text:p>101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014" table:style-name="ce1">
            <text:p>101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51" table:style-name="ce1">
            <text:p>51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015" table:style-name="ce1">
            <text:p>101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016" table:style-name="ce1">
            <text:p>101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12" table:style-name="ce1">
            <text:p>12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017" table:style-name="ce1">
            <text:p>101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018" table:style-name="ce1">
            <text:p>101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58" table:style-name="ce1">
            <text:p>58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019" table:style-name="ce1">
            <text:p>101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020" table:style-name="ce1">
            <text:p>102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35" table:style-name="ce1">
            <text:p>135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021" table:style-name="ce1">
            <text:p>102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022" table:style-name="ce1">
            <text:p>102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104" table:style-name="ce1">
            <text:p>104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023" table:style-name="ce1">
            <text:p>102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24" table:style-name="ce1">
            <text:p>102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25" table:style-name="ce1">
            <text:p>102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026" table:style-name="ce1">
            <text:p>102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027" table:style-name="ce1">
            <text:p>102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028" table:style-name="ce1">
            <text:p>102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19" table:style-name="ce1">
            <text:p>19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029" table:style-name="ce1">
            <text:p>102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30" table:style-name="ce1">
            <text:p>103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31" table:style-name="ce1">
            <text:p>103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032" table:style-name="ce1">
            <text:p>103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10" table:style-name="ce1">
            <text:p>10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033" table:style-name="ce1">
            <text:p>103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34" table:style-name="ce1">
            <text:p>103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родажа</text:p>
          </table:table-cell>
          <table:table-cell office:value-type="float" office:value="94" table:style-name="ce1">
            <text:p>94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35" table:style-name="ce1">
            <text:p>103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36" table:style-name="ce1">
            <text:p>103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58" table:style-name="ce1">
            <text:p>58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37" table:style-name="ce1">
            <text:p>103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038" table:style-name="ce1">
            <text:p>103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039" table:style-name="ce1">
            <text:p>103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040" table:style-name="ce1">
            <text:p>104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89" table:style-name="ce1">
            <text:p>89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041" table:style-name="ce1">
            <text:p>104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042" table:style-name="ce1">
            <text:p>104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93" table:style-name="ce1">
            <text:p>93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043" table:style-name="ce1">
            <text:p>104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044" table:style-name="ce1">
            <text:p>104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045" table:style-name="ce1">
            <text:p>104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046" table:style-name="ce1">
            <text:p>104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51" table:style-name="ce1">
            <text:p>51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047" table:style-name="ce1">
            <text:p>104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048" table:style-name="ce1">
            <text:p>104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24" table:style-name="ce1">
            <text:p>124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049" table:style-name="ce1">
            <text:p>104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050" table:style-name="ce1">
            <text:p>105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051" table:style-name="ce1">
            <text:p>105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52" table:style-name="ce1">
            <text:p>105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147" table:style-name="ce1">
            <text:p>147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53" table:style-name="ce1">
            <text:p>105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054" table:style-name="ce1">
            <text:p>105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42" table:style-name="ce1">
            <text:p>42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055" table:style-name="ce1">
            <text:p>105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056" table:style-name="ce1">
            <text:p>105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057" table:style-name="ce1">
            <text:p>105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5">
          <table:table-cell office:value-type="float" office:value="1058" table:style-name="ce1">
            <text:p>105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5">
          <table:table-cell office:value-type="float" office:value="1059" table:style-name="ce1">
            <text:p>105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060" table:style-name="ce1">
            <text:p>106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12" table:style-name="ce1">
            <text:p>12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061" table:style-name="ce1">
            <text:p>106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62" table:style-name="ce1">
            <text:p>106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63" table:style-name="ce1">
            <text:p>106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64" table:style-name="ce1">
            <text:p>106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65" table:style-name="ce1">
            <text:p>106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066" table:style-name="ce1">
            <text:p>106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067" table:style-name="ce1">
            <text:p>106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068" table:style-name="ce1">
            <text:p>106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069" table:style-name="ce1">
            <text:p>106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070" table:style-name="ce1">
            <text:p>107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87" table:style-name="ce1">
            <text:p>87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071" table:style-name="ce1">
            <text:p>107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072" table:style-name="ce1">
            <text:p>107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073" table:style-name="ce1">
            <text:p>107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074" table:style-name="ce1">
            <text:p>107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58" table:style-name="ce1">
            <text:p>58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075" table:style-name="ce1">
            <text:p>107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076" table:style-name="ce1">
            <text:p>107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23" table:style-name="ce1">
            <text:p>123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077" table:style-name="ce1">
            <text:p>107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078" table:style-name="ce1">
            <text:p>107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079" table:style-name="ce1">
            <text:p>107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80" table:style-name="ce1">
            <text:p>108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81" table:style-name="ce1">
            <text:p>108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082" table:style-name="ce1">
            <text:p>108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083" table:style-name="ce1">
            <text:p>108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084" table:style-name="ce1">
            <text:p>108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085" table:style-name="ce1">
            <text:p>108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86" table:style-name="ce1">
            <text:p>108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87" table:style-name="ce1">
            <text:p>108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088" table:style-name="ce1">
            <text:p>108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23" table:style-name="ce1">
            <text:p>23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089" table:style-name="ce1">
            <text:p>108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90" table:style-name="ce1">
            <text:p>109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091" table:style-name="ce1">
            <text:p>109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92" table:style-name="ce1">
            <text:p>109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093" table:style-name="ce1">
            <text:p>109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094" table:style-name="ce1">
            <text:p>109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095" table:style-name="ce1">
            <text:p>109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096" table:style-name="ce1">
            <text:p>109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84" table:style-name="ce1">
            <text:p>84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097" table:style-name="ce1">
            <text:p>109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098" table:style-name="ce1">
            <text:p>109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82" table:style-name="ce1">
            <text:p>82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099" table:style-name="ce1">
            <text:p>109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100" table:style-name="ce1">
            <text:p>110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101" table:style-name="ce1">
            <text:p>110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102" table:style-name="ce1">
            <text:p>110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53" table:style-name="ce1">
            <text:p>53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103" table:style-name="ce1">
            <text:p>110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04" table:style-name="ce1">
            <text:p>110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19" table:style-name="ce1">
            <text:p>119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05" table:style-name="ce1">
            <text:p>110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06" table:style-name="ce1">
            <text:p>110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107" table:style-name="ce1">
            <text:p>107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07" table:style-name="ce1">
            <text:p>110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08" table:style-name="ce1">
            <text:p>110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144" table:style-name="ce1">
            <text:p>144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09" table:style-name="ce1">
            <text:p>110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110" table:style-name="ce1">
            <text:p>111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111" table:style-name="ce1">
            <text:p>111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112" table:style-name="ce1">
            <text:p>111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25" table:style-name="ce1">
            <text:p>25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113" table:style-name="ce1">
            <text:p>111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14" table:style-name="ce1">
            <text:p>111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21" table:style-name="ce1">
            <text:p>21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15" table:style-name="ce1">
            <text:p>111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116" table:style-name="ce1">
            <text:p>111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17" table:style-name="ce1">
            <text:p>17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117" table:style-name="ce1">
            <text:p>111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18" table:style-name="ce1">
            <text:p>111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19" table:style-name="ce1">
            <text:p>111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20" table:style-name="ce1">
            <text:p>112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21" table:style-name="ce1">
            <text:p>112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122" table:style-name="ce1">
            <text:p>112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123" table:style-name="ce1">
            <text:p>112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124" table:style-name="ce1">
            <text:p>112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78" table:style-name="ce1">
            <text:p>78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125" table:style-name="ce1">
            <text:p>112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126" table:style-name="ce1">
            <text:p>112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71" table:style-name="ce1">
            <text:p>71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127" table:style-name="ce1">
            <text:p>112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128" table:style-name="ce1">
            <text:p>112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129" table:style-name="ce1">
            <text:p>112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130" table:style-name="ce1">
            <text:p>113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131" table:style-name="ce1">
            <text:p>113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32" table:style-name="ce1">
            <text:p>113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35" table:style-name="ce1">
            <text:p>135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33" table:style-name="ce1">
            <text:p>113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34" table:style-name="ce1">
            <text:p>113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86" table:style-name="ce1">
            <text:p>86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35" table:style-name="ce1">
            <text:p>113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36" table:style-name="ce1">
            <text:p>113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148" table:style-name="ce1">
            <text:p>148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37" table:style-name="ce1">
            <text:p>113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138" table:style-name="ce1">
            <text:p>113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139" table:style-name="ce1">
            <text:p>113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140" table:style-name="ce1">
            <text:p>114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141" table:style-name="ce1">
            <text:p>114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42" table:style-name="ce1">
            <text:p>114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26" table:style-name="ce1">
            <text:p>26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43" table:style-name="ce1">
            <text:p>114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144" table:style-name="ce1">
            <text:p>114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145" table:style-name="ce1">
            <text:p>114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46" table:style-name="ce1">
            <text:p>114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родажа</text:p>
          </table:table-cell>
          <table:table-cell office:value-type="float" office:value="77" table:style-name="ce1">
            <text:p>77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47" table:style-name="ce1">
            <text:p>114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48" table:style-name="ce1">
            <text:p>114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54" table:style-name="ce1">
            <text:p>54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49" table:style-name="ce1">
            <text:p>114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150" table:style-name="ce1">
            <text:p>115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151" table:style-name="ce1">
            <text:p>115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152" table:style-name="ce1">
            <text:p>115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82" table:style-name="ce1">
            <text:p>82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153" table:style-name="ce1">
            <text:p>115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154" table:style-name="ce1">
            <text:p>115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155" table:style-name="ce1">
            <text:p>115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156" table:style-name="ce1">
            <text:p>115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157" table:style-name="ce1">
            <text:p>115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158" table:style-name="ce1">
            <text:p>115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59" table:style-name="ce1">
            <text:p>59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159" table:style-name="ce1">
            <text:p>115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60" table:style-name="ce1">
            <text:p>116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25" table:style-name="ce1">
            <text:p>125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61" table:style-name="ce1">
            <text:p>116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62" table:style-name="ce1">
            <text:p>116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110" table:style-name="ce1">
            <text:p>11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63" table:style-name="ce1">
            <text:p>116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64" table:style-name="ce1">
            <text:p>116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148" table:style-name="ce1">
            <text:p>148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65" table:style-name="ce1">
            <text:p>116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166" table:style-name="ce1">
            <text:p>116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167" table:style-name="ce1">
            <text:p>116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168" table:style-name="ce1">
            <text:p>116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12" table:style-name="ce1">
            <text:p>12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169" table:style-name="ce1">
            <text:p>116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70" table:style-name="ce1">
            <text:p>117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19" table:style-name="ce1">
            <text:p>19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71" table:style-name="ce1">
            <text:p>117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172" table:style-name="ce1">
            <text:p>117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14" table:style-name="ce1">
            <text:p>14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173" table:style-name="ce1">
            <text:p>117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74" table:style-name="ce1">
            <text:p>117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родажа</text:p>
          </table:table-cell>
          <table:table-cell office:value-type="float" office:value="98" table:style-name="ce1">
            <text:p>98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75" table:style-name="ce1">
            <text:p>117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76" table:style-name="ce1">
            <text:p>117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54" table:style-name="ce1">
            <text:p>54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77" table:style-name="ce1">
            <text:p>117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178" table:style-name="ce1">
            <text:p>117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179" table:style-name="ce1">
            <text:p>117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180" table:style-name="ce1">
            <text:p>118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181" table:style-name="ce1">
            <text:p>118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182" table:style-name="ce1">
            <text:p>118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99" table:style-name="ce1">
            <text:p>99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183" table:style-name="ce1">
            <text:p>118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184" table:style-name="ce1">
            <text:p>118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42" table:style-name="ce1">
            <text:p>42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185" table:style-name="ce1">
            <text:p>118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186" table:style-name="ce1">
            <text:p>118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187" table:style-name="ce1">
            <text:p>118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88" table:style-name="ce1">
            <text:p>118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27" table:style-name="ce1">
            <text:p>127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189" table:style-name="ce1">
            <text:p>118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90" table:style-name="ce1">
            <text:p>119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116" table:style-name="ce1">
            <text:p>116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191" table:style-name="ce1">
            <text:p>119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92" table:style-name="ce1">
            <text:p>119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154" table:style-name="ce1">
            <text:p>154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193" table:style-name="ce1">
            <text:p>119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194" table:style-name="ce1">
            <text:p>119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26" table:style-name="ce1">
            <text:p>26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195" table:style-name="ce1">
            <text:p>119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196" table:style-name="ce1">
            <text:p>119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197" table:style-name="ce1">
            <text:p>119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98" table:style-name="ce1">
            <text:p>119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25" table:style-name="ce1">
            <text:p>25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199" table:style-name="ce1">
            <text:p>119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200" table:style-name="ce1">
            <text:p>120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19" table:style-name="ce1">
            <text:p>19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201" table:style-name="ce1">
            <text:p>120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02" table:style-name="ce1">
            <text:p>120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родажа</text:p>
          </table:table-cell>
          <table:table-cell office:value-type="float" office:value="98" table:style-name="ce1">
            <text:p>98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03" table:style-name="ce1">
            <text:p>120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04" table:style-name="ce1">
            <text:p>120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54" table:style-name="ce1">
            <text:p>54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05" table:style-name="ce1">
            <text:p>120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206" table:style-name="ce1">
            <text:p>120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207" table:style-name="ce1">
            <text:p>120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208" table:style-name="ce1">
            <text:p>120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84" table:style-name="ce1">
            <text:p>84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209" table:style-name="ce1">
            <text:p>120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210" table:style-name="ce1">
            <text:p>121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97" table:style-name="ce1">
            <text:p>97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211" table:style-name="ce1">
            <text:p>121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212" table:style-name="ce1">
            <text:p>121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213" table:style-name="ce1">
            <text:p>121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214" table:style-name="ce1">
            <text:p>121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27" table:style-name="ce1">
            <text:p>27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215" table:style-name="ce1">
            <text:p>121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216" table:style-name="ce1">
            <text:p>121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89" table:style-name="ce1">
            <text:p>89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217" table:style-name="ce1">
            <text:p>121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218" table:style-name="ce1">
            <text:p>121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104" table:style-name="ce1">
            <text:p>104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219" table:style-name="ce1">
            <text:p>121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20" table:style-name="ce1">
            <text:p>122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136" table:style-name="ce1">
            <text:p>136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21" table:style-name="ce1">
            <text:p>122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222" table:style-name="ce1">
            <text:p>122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21" table:style-name="ce1">
            <text:p>21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223" table:style-name="ce1">
            <text:p>122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224" table:style-name="ce1">
            <text:p>122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225" table:style-name="ce1">
            <text:p>122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26" table:style-name="ce1">
            <text:p>122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14" table:style-name="ce1">
            <text:p>14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27" table:style-name="ce1">
            <text:p>122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228" table:style-name="ce1">
            <text:p>122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8" table:style-name="ce1">
            <text:p>8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229" table:style-name="ce1">
            <text:p>122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30" table:style-name="ce1">
            <text:p>123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31" table:style-name="ce1">
            <text:p>123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32" table:style-name="ce1">
            <text:p>123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58" table:style-name="ce1">
            <text:p>58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33" table:style-name="ce1">
            <text:p>123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234" table:style-name="ce1">
            <text:p>123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235" table:style-name="ce1">
            <text:p>123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236" table:style-name="ce1">
            <text:p>123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237" table:style-name="ce1">
            <text:p>123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238" table:style-name="ce1">
            <text:p>123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81" table:style-name="ce1">
            <text:p>81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239" table:style-name="ce1">
            <text:p>123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240" table:style-name="ce1">
            <text:p>124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241" table:style-name="ce1">
            <text:p>124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242" table:style-name="ce1">
            <text:p>124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243" table:style-name="ce1">
            <text:p>124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244" table:style-name="ce1">
            <text:p>124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35" table:style-name="ce1">
            <text:p>135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245" table:style-name="ce1">
            <text:p>124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246" table:style-name="ce1">
            <text:p>124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114" table:style-name="ce1">
            <text:p>114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247" table:style-name="ce1">
            <text:p>124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48" table:style-name="ce1">
            <text:p>124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153" table:style-name="ce1">
            <text:p>153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49" table:style-name="ce1">
            <text:p>124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250" table:style-name="ce1">
            <text:p>125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251" table:style-name="ce1">
            <text:p>125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252" table:style-name="ce1">
            <text:p>125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14" table:style-name="ce1">
            <text:p>14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253" table:style-name="ce1">
            <text:p>125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54" table:style-name="ce1">
            <text:p>125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17" table:style-name="ce1">
            <text:p>17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55" table:style-name="ce1">
            <text:p>125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256" table:style-name="ce1">
            <text:p>125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21" table:style-name="ce1">
            <text:p>21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257" table:style-name="ce1">
            <text:p>125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58" table:style-name="ce1">
            <text:p>125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родажа</text:p>
          </table:table-cell>
          <table:table-cell office:value-type="float" office:value="87" table:style-name="ce1">
            <text:p>87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59" table:style-name="ce1">
            <text:p>125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60" table:style-name="ce1">
            <text:p>126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61" table:style-name="ce1">
            <text:p>126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262" table:style-name="ce1">
            <text:p>126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54" table:style-name="ce1">
            <text:p>54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263" table:style-name="ce1">
            <text:p>126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264" table:style-name="ce1">
            <text:p>126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82" table:style-name="ce1">
            <text:p>82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265" table:style-name="ce1">
            <text:p>126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266" table:style-name="ce1">
            <text:p>126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267" table:style-name="ce1">
            <text:p>126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268" table:style-name="ce1">
            <text:p>126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23" table:style-name="ce1">
            <text:p>23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269" table:style-name="ce1">
            <text:p>126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270" table:style-name="ce1">
            <text:p>127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58" table:style-name="ce1">
            <text:p>58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271" table:style-name="ce1">
            <text:p>127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272" table:style-name="ce1">
            <text:p>127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35" table:style-name="ce1">
            <text:p>135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273" table:style-name="ce1">
            <text:p>127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274" table:style-name="ce1">
            <text:p>127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112" table:style-name="ce1">
            <text:p>112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275" table:style-name="ce1">
            <text:p>127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76" table:style-name="ce1">
            <text:p>127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146" table:style-name="ce1">
            <text:p>146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77" table:style-name="ce1">
            <text:p>127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278" table:style-name="ce1">
            <text:p>127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279" table:style-name="ce1">
            <text:p>127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280" table:style-name="ce1">
            <text:p>128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21" table:style-name="ce1">
            <text:p>21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281" table:style-name="ce1">
            <text:p>128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4">
          <table:table-cell office:value-type="float" office:value="1282" table:style-name="ce1">
            <text:p>128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4">
          <table:table-cell office:value-type="float" office:value="1283" table:style-name="ce1">
            <text:p>128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284" table:style-name="ce1">
            <text:p>128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14" table:style-name="ce1">
            <text:p>14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285" table:style-name="ce1">
            <text:p>128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86" table:style-name="ce1">
            <text:p>128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родажа</text:p>
          </table:table-cell>
          <table:table-cell office:value-type="float" office:value="78" table:style-name="ce1">
            <text:p>78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287" table:style-name="ce1">
            <text:p>128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88" table:style-name="ce1">
            <text:p>128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58" table:style-name="ce1">
            <text:p>58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289" table:style-name="ce1">
            <text:p>128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290" table:style-name="ce1">
            <text:p>129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office:value-type="float" office:value="80" table:style-name="ce1">
            <text:p>80</text:p>
          </table:table-cell>
          <table:table-cell table:number-columns-repeated="16377"/>
        </table:table-row>
        <table:table-row table:style-name="ro2">
          <table:table-cell office:value-type="float" office:value="1291" table:style-name="ce1">
            <text:p>129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292" table:style-name="ce1">
            <text:p>129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72" table:style-name="ce1">
            <text:p>72</text:p>
          </table:table-cell>
          <table:table-cell office:value-type="float" office:value="105" table:style-name="ce1">
            <text:p>105</text:p>
          </table:table-cell>
          <table:table-cell table:number-columns-repeated="16377"/>
        </table:table-row>
        <table:table-row table:style-name="ro2">
          <table:table-cell office:value-type="float" office:value="1293" table:style-name="ce1">
            <text:p>129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294" table:style-name="ce1">
            <text:p>129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68" table:style-name="ce1">
            <text:p>68</text:p>
          </table:table-cell>
          <table:table-cell office:value-type="float" office:value="115" table:style-name="ce1">
            <text:p>115</text:p>
          </table:table-cell>
          <table:table-cell table:number-columns-repeated="16377"/>
        </table:table-row>
        <table:table-row table:style-name="ro2">
          <table:table-cell office:value-type="float" office:value="1295" table:style-name="ce1">
            <text:p>129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296" table:style-name="ce1">
            <text:p>129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14" table:style-name="ce1">
            <text:p>14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297" table:style-name="ce1">
            <text:p>129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298" table:style-name="ce1">
            <text:p>129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1299" table:style-name="ce1">
            <text:p>129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300" table:style-name="ce1">
            <text:p>130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30" table:style-name="ce1">
            <text:p>13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1301" table:style-name="ce1">
            <text:p>130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02" table:style-name="ce1">
            <text:p>130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03" table:style-name="ce1">
            <text:p>130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304" table:style-name="ce1">
            <text:p>130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147" table:style-name="ce1">
            <text:p>147</text:p>
          </table:table-cell>
          <table:table-cell office:value-type="float" office:value="95" table:style-name="ce1">
            <text:p>95</text:p>
          </table:table-cell>
          <table:table-cell table:number-columns-repeated="16377"/>
        </table:table-row>
        <table:table-row table:style-name="ro2">
          <table:table-cell office:value-type="float" office:value="1305" table:style-name="ce1">
            <text:p>130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306" table:style-name="ce1">
            <text:p>130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float" office:value="1307" table:style-name="ce1">
            <text:p>130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308" table:style-name="ce1">
            <text:p>130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22" table:style-name="ce1">
            <text:p>22</text:p>
          </table:table-cell>
          <table:table-cell office:value-type="float" office:value="35" table:style-name="ce1">
            <text:p>35</text:p>
          </table:table-cell>
          <table:table-cell table:number-columns-repeated="16377"/>
        </table:table-row>
        <table:table-row table:style-name="ro2">
          <table:table-cell office:value-type="float" office:value="1309" table:style-name="ce1">
            <text:p>130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310" table:style-name="ce1">
            <text:p>131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14" table:style-name="ce1">
            <text:p>14</text:p>
          </table:table-cell>
          <table:table-cell office:value-type="float" office:value="90" table:style-name="ce1">
            <text:p>90</text:p>
          </table:table-cell>
          <table:table-cell table:number-columns-repeated="16377"/>
        </table:table-row>
        <table:table-row table:style-name="ro2">
          <table:table-cell office:value-type="float" office:value="1311" table:style-name="ce1">
            <text:p>131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312" table:style-name="ce1">
            <text:p>131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12" table:style-name="ce1">
            <text:p>12</text:p>
          </table:table-cell>
          <table:table-cell office:value-type="float" office:value="40" table:style-name="ce1">
            <text:p>40</text:p>
          </table:table-cell>
          <table:table-cell table:number-columns-repeated="16377"/>
        </table:table-row>
        <table:table-row table:style-name="ro2">
          <table:table-cell office:value-type="float" office:value="1313" table:style-name="ce1">
            <text:p>1313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14" table:style-name="ce1">
            <text:p>1314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15" table:style-name="ce1">
            <text:p>1315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16" table:style-name="ce1">
            <text:p>1316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17" table:style-name="ce1">
            <text:p>1317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18" table:style-name="ce1">
            <text:p>1318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08" table:style-name="ce1">
            <text:p>108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19" table:style-name="ce1">
            <text:p>1319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0" table:style-name="ce1">
            <text:p>1320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44" table:style-name="ce1">
            <text:p>144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1" table:style-name="ce1">
            <text:p>1321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2" table:style-name="ce1">
            <text:p>1322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44" table:style-name="ce1">
            <text:p>144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3" table:style-name="ce1">
            <text:p>1323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4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4" table:style-name="ce1">
            <text:p>1324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4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76" table:style-name="ce1">
            <text:p>76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5" table:style-name="ce1">
            <text:p>1325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6" table:style-name="ce1">
            <text:p>1326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7" table:style-name="ce1">
            <text:p>1327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8" table:style-name="ce1">
            <text:p>1328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44" table:style-name="ce1">
            <text:p>144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29" table:style-name="ce1">
            <text:p>1329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0" table:style-name="ce1">
            <text:p>1330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32" table:style-name="ce1">
            <text:p>132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1" table:style-name="ce1">
            <text:p>1331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2" table:style-name="ce1">
            <text:p>1332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08" table:style-name="ce1">
            <text:p>108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3" table:style-name="ce1">
            <text:p>1333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4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4" table:style-name="ce1">
            <text:p>1334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4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44" table:style-name="ce1">
            <text:p>144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5" table:style-name="ce1">
            <text:p>1335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6" table:style-name="ce1">
            <text:p>1336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7" table:style-name="ce1">
            <text:p>1337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8" table:style-name="ce1">
            <text:p>1338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39" table:style-name="ce1">
            <text:p>1339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40" table:style-name="ce1">
            <text:p>1340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44" table:style-name="ce1">
            <text:p>144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41" table:style-name="ce1">
            <text:p>1341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8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42" table:style-name="ce1">
            <text:p>1342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8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43" table:style-name="ce1">
            <text:p>1343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9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44" table:style-name="ce1">
            <text:p>1344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9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1345" table:style-name="ce1">
            <text:p>13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346" table:style-name="ce1">
            <text:p>13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347" table:style-name="ce1">
            <text:p>13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348" table:style-name="ce1">
            <text:p>13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89" table:style-name="ce1">
            <text:p>89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349" table:style-name="ce1">
            <text:p>13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350" table:style-name="ce1">
            <text:p>13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104" table:style-name="ce1">
            <text:p>104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351" table:style-name="ce1">
            <text:p>13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352" table:style-name="ce1">
            <text:p>13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353" table:style-name="ce1">
            <text:p>13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354" table:style-name="ce1">
            <text:p>13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355" table:style-name="ce1">
            <text:p>13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356" table:style-name="ce1">
            <text:p>13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31" table:style-name="ce1">
            <text:p>31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357" table:style-name="ce1">
            <text:p>13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358" table:style-name="ce1">
            <text:p>13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359" table:style-name="ce1">
            <text:p>13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360" table:style-name="ce1">
            <text:p>13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361" table:style-name="ce1">
            <text:p>13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362" table:style-name="ce1">
            <text:p>13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363" table:style-name="ce1">
            <text:p>13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364" table:style-name="ce1">
            <text:p>13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365" table:style-name="ce1">
            <text:p>13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366" table:style-name="ce1">
            <text:p>13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367" table:style-name="ce1">
            <text:p>13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368" table:style-name="ce1">
            <text:p>13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29" table:style-name="ce1">
            <text:p>29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369" table:style-name="ce1">
            <text:p>13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370" table:style-name="ce1">
            <text:p>13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66" table:style-name="ce1">
            <text:p>66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371" table:style-name="ce1">
            <text:p>13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372" table:style-name="ce1">
            <text:p>13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373" table:style-name="ce1">
            <text:p>13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374" table:style-name="ce1">
            <text:p>13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26" table:style-name="ce1">
            <text:p>26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375" table:style-name="ce1">
            <text:p>13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376" table:style-name="ce1">
            <text:p>13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377" table:style-name="ce1">
            <text:p>13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378" table:style-name="ce1">
            <text:p>13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39" table:style-name="ce1">
            <text:p>39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379" table:style-name="ce1">
            <text:p>13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380" table:style-name="ce1">
            <text:p>13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381" table:style-name="ce1">
            <text:p>13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382" table:style-name="ce1">
            <text:p>13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27" table:style-name="ce1">
            <text:p>27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383" table:style-name="ce1">
            <text:p>13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384" table:style-name="ce1">
            <text:p>13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19" table:style-name="ce1">
            <text:p>19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385" table:style-name="ce1">
            <text:p>13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386" table:style-name="ce1">
            <text:p>13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26" table:style-name="ce1">
            <text:p>26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387" table:style-name="ce1">
            <text:p>13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388" table:style-name="ce1">
            <text:p>13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389" table:style-name="ce1">
            <text:p>13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390" table:style-name="ce1">
            <text:p>13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родажа</text:p>
          </table:table-cell>
          <table:table-cell office:value-type="float" office:value="102" table:style-name="ce1">
            <text:p>102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391" table:style-name="ce1">
            <text:p>13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392" table:style-name="ce1">
            <text:p>13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93" table:style-name="ce1">
            <text:p>93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393" table:style-name="ce1">
            <text:p>13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394" table:style-name="ce1">
            <text:p>13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110" table:style-name="ce1">
            <text:p>11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395" table:style-name="ce1">
            <text:p>13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396" table:style-name="ce1">
            <text:p>13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397" table:style-name="ce1">
            <text:p>13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398" table:style-name="ce1">
            <text:p>13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34" table:style-name="ce1">
            <text:p>34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399" table:style-name="ce1">
            <text:p>13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400" table:style-name="ce1">
            <text:p>14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32" table:style-name="ce1">
            <text:p>32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401" table:style-name="ce1">
            <text:p>14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402" table:style-name="ce1">
            <text:p>14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403" table:style-name="ce1">
            <text:p>14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404" table:style-name="ce1">
            <text:p>14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405" table:style-name="ce1">
            <text:p>14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06" table:style-name="ce1">
            <text:p>14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53" table:style-name="ce1">
            <text:p>53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07" table:style-name="ce1">
            <text:p>14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08" table:style-name="ce1">
            <text:p>14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09" table:style-name="ce1">
            <text:p>14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10" table:style-name="ce1">
            <text:p>14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2" table:style-name="ce1">
            <text:p>62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11" table:style-name="ce1">
            <text:p>14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412" table:style-name="ce1">
            <text:p>14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413" table:style-name="ce1">
            <text:p>14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414" table:style-name="ce1">
            <text:p>14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74" table:style-name="ce1">
            <text:p>74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415" table:style-name="ce1">
            <text:p>14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16" table:style-name="ce1">
            <text:p>14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17" table:style-name="ce1">
            <text:p>14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418" table:style-name="ce1">
            <text:p>14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33" table:style-name="ce1">
            <text:p>33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419" table:style-name="ce1">
            <text:p>14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420" table:style-name="ce1">
            <text:p>14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421" table:style-name="ce1">
            <text:p>14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422" table:style-name="ce1">
            <text:p>14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423" table:style-name="ce1">
            <text:p>14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424" table:style-name="ce1">
            <text:p>14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1" table:style-name="ce1">
            <text:p>41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425" table:style-name="ce1">
            <text:p>14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426" table:style-name="ce1">
            <text:p>14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427" table:style-name="ce1">
            <text:p>14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428" table:style-name="ce1">
            <text:p>14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25" table:style-name="ce1">
            <text:p>25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429" table:style-name="ce1">
            <text:p>14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430" table:style-name="ce1">
            <text:p>14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34" table:style-name="ce1">
            <text:p>34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431" table:style-name="ce1">
            <text:p>14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32" table:style-name="ce1">
            <text:p>14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21" table:style-name="ce1">
            <text:p>21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33" table:style-name="ce1">
            <text:p>14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434" table:style-name="ce1">
            <text:p>14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родажа</text:p>
          </table:table-cell>
          <table:table-cell office:value-type="float" office:value="21" table:style-name="ce1">
            <text:p>21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435" table:style-name="ce1">
            <text:p>14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36" table:style-name="ce1">
            <text:p>14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37" table:style-name="ce1">
            <text:p>14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438" table:style-name="ce1">
            <text:p>14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23" table:style-name="ce1">
            <text:p>23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439" table:style-name="ce1">
            <text:p>14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440" table:style-name="ce1">
            <text:p>14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441" table:style-name="ce1">
            <text:p>14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42" table:style-name="ce1">
            <text:p>14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2" table:style-name="ce1">
            <text:p>2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43" table:style-name="ce1">
            <text:p>14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444" table:style-name="ce1">
            <text:p>14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8" table:style-name="ce1">
            <text:p>8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445" table:style-name="ce1">
            <text:p>14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446" table:style-name="ce1">
            <text:p>14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42" table:style-name="ce1">
            <text:p>42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447" table:style-name="ce1">
            <text:p>14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448" table:style-name="ce1">
            <text:p>14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41" table:style-name="ce1">
            <text:p>41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449" table:style-name="ce1">
            <text:p>14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50" table:style-name="ce1">
            <text:p>14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32" table:style-name="ce1">
            <text:p>32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51" table:style-name="ce1">
            <text:p>14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52" table:style-name="ce1">
            <text:p>14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53" table:style-name="ce1">
            <text:p>14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54" table:style-name="ce1">
            <text:p>14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2" table:style-name="ce1">
            <text:p>62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55" table:style-name="ce1">
            <text:p>14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456" table:style-name="ce1">
            <text:p>14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31" table:style-name="ce1">
            <text:p>31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457" table:style-name="ce1">
            <text:p>14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458" table:style-name="ce1">
            <text:p>14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74" table:style-name="ce1">
            <text:p>74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459" table:style-name="ce1">
            <text:p>14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60" table:style-name="ce1">
            <text:p>14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61" table:style-name="ce1">
            <text:p>14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462" table:style-name="ce1">
            <text:p>14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31" table:style-name="ce1">
            <text:p>31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463" table:style-name="ce1">
            <text:p>14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464" table:style-name="ce1">
            <text:p>14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26" table:style-name="ce1">
            <text:p>26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465" table:style-name="ce1">
            <text:p>14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466" table:style-name="ce1">
            <text:p>14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21" table:style-name="ce1">
            <text:p>21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467" table:style-name="ce1">
            <text:p>14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468" table:style-name="ce1">
            <text:p>14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469" table:style-name="ce1">
            <text:p>14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470" table:style-name="ce1">
            <text:p>14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33" table:style-name="ce1">
            <text:p>33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471" table:style-name="ce1">
            <text:p>14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472" table:style-name="ce1">
            <text:p>14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25" table:style-name="ce1">
            <text:p>25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473" table:style-name="ce1">
            <text:p>14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474" table:style-name="ce1">
            <text:p>14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33" table:style-name="ce1">
            <text:p>33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475" table:style-name="ce1">
            <text:p>14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76" table:style-name="ce1">
            <text:p>14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1" table:style-name="ce1">
            <text:p>11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77" table:style-name="ce1">
            <text:p>14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478" table:style-name="ce1">
            <text:p>14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479" table:style-name="ce1">
            <text:p>14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80" table:style-name="ce1">
            <text:p>14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81" table:style-name="ce1">
            <text:p>14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482" table:style-name="ce1">
            <text:p>14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58" table:style-name="ce1">
            <text:p>58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483" table:style-name="ce1">
            <text:p>14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484" table:style-name="ce1">
            <text:p>14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8" table:style-name="ce1">
            <text:p>8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485" table:style-name="ce1">
            <text:p>14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86" table:style-name="ce1">
            <text:p>14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9" table:style-name="ce1">
            <text:p>9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87" table:style-name="ce1">
            <text:p>14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488" table:style-name="ce1">
            <text:p>14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14" table:style-name="ce1">
            <text:p>14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489" table:style-name="ce1">
            <text:p>14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490" table:style-name="ce1">
            <text:p>14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491" table:style-name="ce1">
            <text:p>14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492" table:style-name="ce1">
            <text:p>14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493" table:style-name="ce1">
            <text:p>14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94" table:style-name="ce1">
            <text:p>14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39" table:style-name="ce1">
            <text:p>39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495" table:style-name="ce1">
            <text:p>14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96" table:style-name="ce1">
            <text:p>14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497" table:style-name="ce1">
            <text:p>14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98" table:style-name="ce1">
            <text:p>14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499" table:style-name="ce1">
            <text:p>14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500" table:style-name="ce1">
            <text:p>15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28" table:style-name="ce1">
            <text:p>28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501" table:style-name="ce1">
            <text:p>15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502" table:style-name="ce1">
            <text:p>15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64" table:style-name="ce1">
            <text:p>64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503" table:style-name="ce1">
            <text:p>15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04" table:style-name="ce1">
            <text:p>15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05" table:style-name="ce1">
            <text:p>15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06" table:style-name="ce1">
            <text:p>15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07" table:style-name="ce1">
            <text:p>15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508" table:style-name="ce1">
            <text:p>15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29" table:style-name="ce1">
            <text:p>29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509" table:style-name="ce1">
            <text:p>15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510" table:style-name="ce1">
            <text:p>15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27" table:style-name="ce1">
            <text:p>27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511" table:style-name="ce1">
            <text:p>15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12" table:style-name="ce1">
            <text:p>15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13" table:style-name="ce1">
            <text:p>15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514" table:style-name="ce1">
            <text:p>15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29" table:style-name="ce1">
            <text:p>29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515" table:style-name="ce1">
            <text:p>15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516" table:style-name="ce1">
            <text:p>15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517" table:style-name="ce1">
            <text:p>15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518" table:style-name="ce1">
            <text:p>15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23" table:style-name="ce1">
            <text:p>23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519" table:style-name="ce1">
            <text:p>15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20" table:style-name="ce1">
            <text:p>15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25" table:style-name="ce1">
            <text:p>25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21" table:style-name="ce1">
            <text:p>15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522" table:style-name="ce1">
            <text:p>15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523" table:style-name="ce1">
            <text:p>15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524" table:style-name="ce1">
            <text:p>15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54" table:style-name="ce1">
            <text:p>54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525" table:style-name="ce1">
            <text:p>15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526" table:style-name="ce1">
            <text:p>15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72" table:style-name="ce1">
            <text:p>72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527" table:style-name="ce1">
            <text:p>15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528" table:style-name="ce1">
            <text:p>15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8" table:style-name="ce1">
            <text:p>8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529" table:style-name="ce1">
            <text:p>15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30" table:style-name="ce1">
            <text:p>15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6" table:style-name="ce1">
            <text:p>6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31" table:style-name="ce1">
            <text:p>15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532" table:style-name="ce1">
            <text:p>15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19" table:style-name="ce1">
            <text:p>19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533" table:style-name="ce1">
            <text:p>15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534" table:style-name="ce1">
            <text:p>15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535" table:style-name="ce1">
            <text:p>15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536" table:style-name="ce1">
            <text:p>15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537" table:style-name="ce1">
            <text:p>15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38" table:style-name="ce1">
            <text:p>15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43" table:style-name="ce1">
            <text:p>43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39" table:style-name="ce1">
            <text:p>15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40" table:style-name="ce1">
            <text:p>15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41" table:style-name="ce1">
            <text:p>15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542" table:style-name="ce1">
            <text:p>15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7" table:style-name="ce1">
            <text:p>67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543" table:style-name="ce1">
            <text:p>15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544" table:style-name="ce1">
            <text:p>15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34" table:style-name="ce1">
            <text:p>34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545" table:style-name="ce1">
            <text:p>15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546" table:style-name="ce1">
            <text:p>15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72" table:style-name="ce1">
            <text:p>72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547" table:style-name="ce1">
            <text:p>15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48" table:style-name="ce1">
            <text:p>15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49" table:style-name="ce1">
            <text:p>15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50" table:style-name="ce1">
            <text:p>15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51" table:style-name="ce1">
            <text:p>15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552" table:style-name="ce1">
            <text:p>15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31" table:style-name="ce1">
            <text:p>31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553" table:style-name="ce1">
            <text:p>15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554" table:style-name="ce1">
            <text:p>15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32" table:style-name="ce1">
            <text:p>32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555" table:style-name="ce1">
            <text:p>15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56" table:style-name="ce1">
            <text:p>15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3" table:style-name="ce1">
            <text:p>43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57" table:style-name="ce1">
            <text:p>15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558" table:style-name="ce1">
            <text:p>15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31" table:style-name="ce1">
            <text:p>31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559" table:style-name="ce1">
            <text:p>15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560" table:style-name="ce1">
            <text:p>15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22" table:style-name="ce1">
            <text:p>22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561" table:style-name="ce1">
            <text:p>15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562" table:style-name="ce1">
            <text:p>15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563" table:style-name="ce1">
            <text:p>15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64" table:style-name="ce1">
            <text:p>15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26" table:style-name="ce1">
            <text:p>26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65" table:style-name="ce1">
            <text:p>15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566" table:style-name="ce1">
            <text:p>15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родажа</text:p>
          </table:table-cell>
          <table:table-cell office:value-type="float" office:value="26" table:style-name="ce1">
            <text:p>26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567" table:style-name="ce1">
            <text:p>15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568" table:style-name="ce1">
            <text:p>15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14" table:style-name="ce1">
            <text:p>14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569" table:style-name="ce1">
            <text:p>15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570" table:style-name="ce1">
            <text:p>15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21" table:style-name="ce1">
            <text:p>21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571" table:style-name="ce1">
            <text:p>15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572" table:style-name="ce1">
            <text:p>15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573" table:style-name="ce1">
            <text:p>15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74" table:style-name="ce1">
            <text:p>15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3" table:style-name="ce1">
            <text:p>3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75" table:style-name="ce1">
            <text:p>15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576" table:style-name="ce1">
            <text:p>15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11" table:style-name="ce1">
            <text:p>11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577" table:style-name="ce1">
            <text:p>15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578" table:style-name="ce1">
            <text:p>15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579" table:style-name="ce1">
            <text:p>15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580" table:style-name="ce1">
            <text:p>15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581" table:style-name="ce1">
            <text:p>15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82" table:style-name="ce1">
            <text:p>15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28" table:style-name="ce1">
            <text:p>28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583" table:style-name="ce1">
            <text:p>15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84" table:style-name="ce1">
            <text:p>15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85" table:style-name="ce1">
            <text:p>15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586" table:style-name="ce1">
            <text:p>15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59" table:style-name="ce1">
            <text:p>59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587" table:style-name="ce1">
            <text:p>15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588" table:style-name="ce1">
            <text:p>15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589" table:style-name="ce1">
            <text:p>15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590" table:style-name="ce1">
            <text:p>15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591" table:style-name="ce1">
            <text:p>15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92" table:style-name="ce1">
            <text:p>15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593" table:style-name="ce1">
            <text:p>15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94" table:style-name="ce1">
            <text:p>15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28" table:style-name="ce1">
            <text:p>28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595" table:style-name="ce1">
            <text:p>15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596" table:style-name="ce1">
            <text:p>15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19" table:style-name="ce1">
            <text:p>19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597" table:style-name="ce1">
            <text:p>15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598" table:style-name="ce1">
            <text:p>15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599" table:style-name="ce1">
            <text:p>15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00" table:style-name="ce1">
            <text:p>16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6" table:style-name="ce1">
            <text:p>16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01" table:style-name="ce1">
            <text:p>16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602" table:style-name="ce1">
            <text:p>16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25" table:style-name="ce1">
            <text:p>25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603" table:style-name="ce1">
            <text:p>16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604" table:style-name="ce1">
            <text:p>16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605" table:style-name="ce1">
            <text:p>16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606" table:style-name="ce1">
            <text:p>16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27" table:style-name="ce1">
            <text:p>27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607" table:style-name="ce1">
            <text:p>16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08" table:style-name="ce1">
            <text:p>16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4" table:style-name="ce1">
            <text:p>14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09" table:style-name="ce1">
            <text:p>16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610" table:style-name="ce1">
            <text:p>16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611" table:style-name="ce1">
            <text:p>16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612" table:style-name="ce1">
            <text:p>16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87" table:style-name="ce1">
            <text:p>87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613" table:style-name="ce1">
            <text:p>16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614" table:style-name="ce1">
            <text:p>16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615" table:style-name="ce1">
            <text:p>16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616" table:style-name="ce1">
            <text:p>16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12" table:style-name="ce1">
            <text:p>12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617" table:style-name="ce1">
            <text:p>16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18" table:style-name="ce1">
            <text:p>16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19" table:style-name="ce1">
            <text:p>19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19" table:style-name="ce1">
            <text:p>16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620" table:style-name="ce1">
            <text:p>16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27" table:style-name="ce1">
            <text:p>27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621" table:style-name="ce1">
            <text:p>16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622" table:style-name="ce1">
            <text:p>16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623" table:style-name="ce1">
            <text:p>16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624" table:style-name="ce1">
            <text:p>16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625" table:style-name="ce1">
            <text:p>16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26" table:style-name="ce1">
            <text:p>16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27" table:style-name="ce1">
            <text:p>16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28" table:style-name="ce1">
            <text:p>16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29" table:style-name="ce1">
            <text:p>16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630" table:style-name="ce1">
            <text:p>16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631" table:style-name="ce1">
            <text:p>16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632" table:style-name="ce1">
            <text:p>16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29" table:style-name="ce1">
            <text:p>29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633" table:style-name="ce1">
            <text:p>16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634" table:style-name="ce1">
            <text:p>16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66" table:style-name="ce1">
            <text:p>66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635" table:style-name="ce1">
            <text:p>16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36" table:style-name="ce1">
            <text:p>16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37" table:style-name="ce1">
            <text:p>16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38" table:style-name="ce1">
            <text:p>16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26" table:style-name="ce1">
            <text:p>26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39" table:style-name="ce1">
            <text:p>16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640" table:style-name="ce1">
            <text:p>16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641" table:style-name="ce1">
            <text:p>16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642" table:style-name="ce1">
            <text:p>16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39" table:style-name="ce1">
            <text:p>39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643" table:style-name="ce1">
            <text:p>16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44" table:style-name="ce1">
            <text:p>16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45" table:style-name="ce1">
            <text:p>16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646" table:style-name="ce1">
            <text:p>16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27" table:style-name="ce1">
            <text:p>27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647" table:style-name="ce1">
            <text:p>16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648" table:style-name="ce1">
            <text:p>16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19" table:style-name="ce1">
            <text:p>19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649" table:style-name="ce1">
            <text:p>16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650" table:style-name="ce1">
            <text:p>16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26" table:style-name="ce1">
            <text:p>26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651" table:style-name="ce1">
            <text:p>16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52" table:style-name="ce1">
            <text:p>16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53" table:style-name="ce1">
            <text:p>16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654" table:style-name="ce1">
            <text:p>16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655" table:style-name="ce1">
            <text:p>16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656" table:style-name="ce1">
            <text:p>16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657" table:style-name="ce1">
            <text:p>16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658" table:style-name="ce1">
            <text:p>16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659" table:style-name="ce1">
            <text:p>16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660" table:style-name="ce1">
            <text:p>16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8" table:style-name="ce1">
            <text:p>8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661" table:style-name="ce1">
            <text:p>16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62" table:style-name="ce1">
            <text:p>16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7" table:style-name="ce1">
            <text:p>7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63" table:style-name="ce1">
            <text:p>16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664" table:style-name="ce1">
            <text:p>16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665" table:style-name="ce1">
            <text:p>16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666" table:style-name="ce1">
            <text:p>16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667" table:style-name="ce1">
            <text:p>16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668" table:style-name="ce1">
            <text:p>16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669" table:style-name="ce1">
            <text:p>16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70" table:style-name="ce1">
            <text:p>16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71" table:style-name="ce1">
            <text:p>16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72" table:style-name="ce1">
            <text:p>16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73" table:style-name="ce1">
            <text:p>16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674" table:style-name="ce1">
            <text:p>16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675" table:style-name="ce1">
            <text:p>16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676" table:style-name="ce1">
            <text:p>16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677" table:style-name="ce1">
            <text:p>16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678" table:style-name="ce1">
            <text:p>16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679" table:style-name="ce1">
            <text:p>16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80" table:style-name="ce1">
            <text:p>16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681" table:style-name="ce1">
            <text:p>16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82" table:style-name="ce1">
            <text:p>16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83" table:style-name="ce1">
            <text:p>16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684" table:style-name="ce1">
            <text:p>16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685" table:style-name="ce1">
            <text:p>16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686" table:style-name="ce1">
            <text:p>16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687" table:style-name="ce1">
            <text:p>16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88" table:style-name="ce1">
            <text:p>16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689" table:style-name="ce1">
            <text:p>16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690" table:style-name="ce1">
            <text:p>16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691" table:style-name="ce1">
            <text:p>16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692" table:style-name="ce1">
            <text:p>16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693" table:style-name="ce1">
            <text:p>16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694" table:style-name="ce1">
            <text:p>16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695" table:style-name="ce1">
            <text:p>16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96" table:style-name="ce1">
            <text:p>16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697" table:style-name="ce1">
            <text:p>16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698" table:style-name="ce1">
            <text:p>16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родажа</text:p>
          </table:table-cell>
          <table:table-cell office:value-type="float" office:value="54" table:style-name="ce1">
            <text:p>54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699" table:style-name="ce1">
            <text:p>16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00" table:style-name="ce1">
            <text:p>17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63" table:style-name="ce1">
            <text:p>63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01" table:style-name="ce1">
            <text:p>17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702" table:style-name="ce1">
            <text:p>17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71" table:style-name="ce1">
            <text:p>71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703" table:style-name="ce1">
            <text:p>17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704" table:style-name="ce1">
            <text:p>17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11" table:style-name="ce1">
            <text:p>11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705" table:style-name="ce1">
            <text:p>17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06" table:style-name="ce1">
            <text:p>17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9" table:style-name="ce1">
            <text:p>9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07" table:style-name="ce1">
            <text:p>17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708" table:style-name="ce1">
            <text:p>17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16" table:style-name="ce1">
            <text:p>16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709" table:style-name="ce1">
            <text:p>17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710" table:style-name="ce1">
            <text:p>17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711" table:style-name="ce1">
            <text:p>17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712" table:style-name="ce1">
            <text:p>17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713" table:style-name="ce1">
            <text:p>17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14" table:style-name="ce1">
            <text:p>17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39" table:style-name="ce1">
            <text:p>39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15" table:style-name="ce1">
            <text:p>17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716" table:style-name="ce1">
            <text:p>17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717" table:style-name="ce1">
            <text:p>17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18" table:style-name="ce1">
            <text:p>17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19" table:style-name="ce1">
            <text:p>17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720" table:style-name="ce1">
            <text:p>17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28" table:style-name="ce1">
            <text:p>28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721" table:style-name="ce1">
            <text:p>17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722" table:style-name="ce1">
            <text:p>17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64" table:style-name="ce1">
            <text:p>64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723" table:style-name="ce1">
            <text:p>17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724" table:style-name="ce1">
            <text:p>17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725" table:style-name="ce1">
            <text:p>17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726" table:style-name="ce1">
            <text:p>17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727" table:style-name="ce1">
            <text:p>17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728" table:style-name="ce1">
            <text:p>17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29" table:style-name="ce1">
            <text:p>29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729" table:style-name="ce1">
            <text:p>17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730" table:style-name="ce1">
            <text:p>17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27" table:style-name="ce1">
            <text:p>27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731" table:style-name="ce1">
            <text:p>17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732" table:style-name="ce1">
            <text:p>17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733" table:style-name="ce1">
            <text:p>17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734" table:style-name="ce1">
            <text:p>17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29" table:style-name="ce1">
            <text:p>29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735" table:style-name="ce1">
            <text:p>17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736" table:style-name="ce1">
            <text:p>17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737" table:style-name="ce1">
            <text:p>17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738" table:style-name="ce1">
            <text:p>17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23" table:style-name="ce1">
            <text:p>23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739" table:style-name="ce1">
            <text:p>17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40" table:style-name="ce1">
            <text:p>17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25" table:style-name="ce1">
            <text:p>25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41" table:style-name="ce1">
            <text:p>17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742" table:style-name="ce1">
            <text:p>17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родажа</text:p>
          </table:table-cell>
          <table:table-cell office:value-type="float" office:value="27" table:style-name="ce1">
            <text:p>27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743" table:style-name="ce1">
            <text:p>17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44" table:style-name="ce1">
            <text:p>17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10" table:style-name="ce1">
            <text:p>1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45" table:style-name="ce1">
            <text:p>17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746" table:style-name="ce1">
            <text:p>17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25" table:style-name="ce1">
            <text:p>25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747" table:style-name="ce1">
            <text:p>17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748" table:style-name="ce1">
            <text:p>17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5" table:style-name="ce1">
            <text:p>5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749" table:style-name="ce1">
            <text:p>17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50" table:style-name="ce1">
            <text:p>17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4" table:style-name="ce1">
            <text:p>4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51" table:style-name="ce1">
            <text:p>17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752" table:style-name="ce1">
            <text:p>17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12" table:style-name="ce1">
            <text:p>12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753" table:style-name="ce1">
            <text:p>17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754" table:style-name="ce1">
            <text:p>17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42" table:style-name="ce1">
            <text:p>42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755" table:style-name="ce1">
            <text:p>17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756" table:style-name="ce1">
            <text:p>17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41" table:style-name="ce1">
            <text:p>41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757" table:style-name="ce1">
            <text:p>17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58" table:style-name="ce1">
            <text:p>17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34" table:style-name="ce1">
            <text:p>34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59" table:style-name="ce1">
            <text:p>17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760" table:style-name="ce1">
            <text:p>17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761" table:style-name="ce1">
            <text:p>17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62" table:style-name="ce1">
            <text:p>17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2" table:style-name="ce1">
            <text:p>62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63" table:style-name="ce1">
            <text:p>17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764" table:style-name="ce1">
            <text:p>17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31" table:style-name="ce1">
            <text:p>31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765" table:style-name="ce1">
            <text:p>17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766" table:style-name="ce1">
            <text:p>17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74" table:style-name="ce1">
            <text:p>74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767" table:style-name="ce1">
            <text:p>17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768" table:style-name="ce1">
            <text:p>17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769" table:style-name="ce1">
            <text:p>17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770" table:style-name="ce1">
            <text:p>17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771" table:style-name="ce1">
            <text:p>17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772" table:style-name="ce1">
            <text:p>17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26" table:style-name="ce1">
            <text:p>26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773" table:style-name="ce1">
            <text:p>17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774" table:style-name="ce1">
            <text:p>17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21" table:style-name="ce1">
            <text:p>21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775" table:style-name="ce1">
            <text:p>17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776" table:style-name="ce1">
            <text:p>17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25" table:style-name="ce1">
            <text:p>25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777" table:style-name="ce1">
            <text:p>17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778" table:style-name="ce1">
            <text:p>17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33" table:style-name="ce1">
            <text:p>33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779" table:style-name="ce1">
            <text:p>17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780" table:style-name="ce1">
            <text:p>17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25" table:style-name="ce1">
            <text:p>25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781" table:style-name="ce1">
            <text:p>17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782" table:style-name="ce1">
            <text:p>17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33" table:style-name="ce1">
            <text:p>33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783" table:style-name="ce1">
            <text:p>17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84" table:style-name="ce1">
            <text:p>17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6" table:style-name="ce1">
            <text:p>16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85" table:style-name="ce1">
            <text:p>17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786" table:style-name="ce1">
            <text:p>17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родажа</text:p>
          </table:table-cell>
          <table:table-cell office:value-type="float" office:value="56" table:style-name="ce1">
            <text:p>56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787" table:style-name="ce1">
            <text:p>17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88" table:style-name="ce1">
            <text:p>17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789" table:style-name="ce1">
            <text:p>17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790" table:style-name="ce1">
            <text:p>17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791" table:style-name="ce1">
            <text:p>17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792" table:style-name="ce1">
            <text:p>17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12" table:style-name="ce1">
            <text:p>12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793" table:style-name="ce1">
            <text:p>17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94" table:style-name="ce1">
            <text:p>17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11" table:style-name="ce1">
            <text:p>11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795" table:style-name="ce1">
            <text:p>17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796" table:style-name="ce1">
            <text:p>17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797" table:style-name="ce1">
            <text:p>17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798" table:style-name="ce1">
            <text:p>17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799" table:style-name="ce1">
            <text:p>17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800" table:style-name="ce1">
            <text:p>18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801" table:style-name="ce1">
            <text:p>18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02" table:style-name="ce1">
            <text:p>18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43" table:style-name="ce1">
            <text:p>43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03" table:style-name="ce1">
            <text:p>18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04" table:style-name="ce1">
            <text:p>18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05" table:style-name="ce1">
            <text:p>18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06" table:style-name="ce1">
            <text:p>18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7" table:style-name="ce1">
            <text:p>67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07" table:style-name="ce1">
            <text:p>18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808" table:style-name="ce1">
            <text:p>18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34" table:style-name="ce1">
            <text:p>34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809" table:style-name="ce1">
            <text:p>18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810" table:style-name="ce1">
            <text:p>18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72" table:style-name="ce1">
            <text:p>72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811" table:style-name="ce1">
            <text:p>18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12" table:style-name="ce1">
            <text:p>18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13" table:style-name="ce1">
            <text:p>18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814" table:style-name="ce1">
            <text:p>18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815" table:style-name="ce1">
            <text:p>18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816" table:style-name="ce1">
            <text:p>18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31" table:style-name="ce1">
            <text:p>31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817" table:style-name="ce1">
            <text:p>18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818" table:style-name="ce1">
            <text:p>18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32" table:style-name="ce1">
            <text:p>32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819" table:style-name="ce1">
            <text:p>18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820" table:style-name="ce1">
            <text:p>18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3" table:style-name="ce1">
            <text:p>43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821" table:style-name="ce1">
            <text:p>18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822" table:style-name="ce1">
            <text:p>18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31" table:style-name="ce1">
            <text:p>31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823" table:style-name="ce1">
            <text:p>18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824" table:style-name="ce1">
            <text:p>18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22" table:style-name="ce1">
            <text:p>22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825" table:style-name="ce1">
            <text:p>18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826" table:style-name="ce1">
            <text:p>18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827" table:style-name="ce1">
            <text:p>18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28" table:style-name="ce1">
            <text:p>18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26" table:style-name="ce1">
            <text:p>26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29" table:style-name="ce1">
            <text:p>18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830" table:style-name="ce1">
            <text:p>18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родажа</text:p>
          </table:table-cell>
          <table:table-cell office:value-type="float" office:value="97" table:style-name="ce1">
            <text:p>97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831" table:style-name="ce1">
            <text:p>18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32" table:style-name="ce1">
            <text:p>18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104" table:style-name="ce1">
            <text:p>104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33" table:style-name="ce1">
            <text:p>18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834" table:style-name="ce1">
            <text:p>18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121" table:style-name="ce1">
            <text:p>121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835" table:style-name="ce1">
            <text:p>18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836" table:style-name="ce1">
            <text:p>18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19" table:style-name="ce1">
            <text:p>19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837" table:style-name="ce1">
            <text:p>18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38" table:style-name="ce1">
            <text:p>18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21" table:style-name="ce1">
            <text:p>21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39" table:style-name="ce1">
            <text:p>18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840" table:style-name="ce1">
            <text:p>18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28" table:style-name="ce1">
            <text:p>28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841" table:style-name="ce1">
            <text:p>18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842" table:style-name="ce1">
            <text:p>18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843" table:style-name="ce1">
            <text:p>18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844" table:style-name="ce1">
            <text:p>18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845" table:style-name="ce1">
            <text:p>18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46" table:style-name="ce1">
            <text:p>18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53" table:style-name="ce1">
            <text:p>53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47" table:style-name="ce1">
            <text:p>18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48" table:style-name="ce1">
            <text:p>18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49" table:style-name="ce1">
            <text:p>18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50" table:style-name="ce1">
            <text:p>18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2" table:style-name="ce1">
            <text:p>62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51" table:style-name="ce1">
            <text:p>18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852" table:style-name="ce1">
            <text:p>18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853" table:style-name="ce1">
            <text:p>18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854" table:style-name="ce1">
            <text:p>18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74" table:style-name="ce1">
            <text:p>74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855" table:style-name="ce1">
            <text:p>18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56" table:style-name="ce1">
            <text:p>18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57" table:style-name="ce1">
            <text:p>18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858" table:style-name="ce1">
            <text:p>18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33" table:style-name="ce1">
            <text:p>33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859" table:style-name="ce1">
            <text:p>18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860" table:style-name="ce1">
            <text:p>18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861" table:style-name="ce1">
            <text:p>18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862" table:style-name="ce1">
            <text:p>18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863" table:style-name="ce1">
            <text:p>18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864" table:style-name="ce1">
            <text:p>18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1" table:style-name="ce1">
            <text:p>41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865" table:style-name="ce1">
            <text:p>18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866" table:style-name="ce1">
            <text:p>18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867" table:style-name="ce1">
            <text:p>18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868" table:style-name="ce1">
            <text:p>18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25" table:style-name="ce1">
            <text:p>25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869" table:style-name="ce1">
            <text:p>18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870" table:style-name="ce1">
            <text:p>18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34" table:style-name="ce1">
            <text:p>34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871" table:style-name="ce1">
            <text:p>18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72" table:style-name="ce1">
            <text:p>18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21" table:style-name="ce1">
            <text:p>21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73" table:style-name="ce1">
            <text:p>18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874" table:style-name="ce1">
            <text:p>18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родажа</text:p>
          </table:table-cell>
          <table:table-cell office:value-type="float" office:value="97" table:style-name="ce1">
            <text:p>97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875" table:style-name="ce1">
            <text:p>18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76" table:style-name="ce1">
            <text:p>18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104" table:style-name="ce1">
            <text:p>104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77" table:style-name="ce1">
            <text:p>18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878" table:style-name="ce1">
            <text:p>18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112" table:style-name="ce1">
            <text:p>112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879" table:style-name="ce1">
            <text:p>18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880" table:style-name="ce1">
            <text:p>18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14" table:style-name="ce1">
            <text:p>14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881" table:style-name="ce1">
            <text:p>18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82" table:style-name="ce1">
            <text:p>18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19" table:style-name="ce1">
            <text:p>19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83" table:style-name="ce1">
            <text:p>18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884" table:style-name="ce1">
            <text:p>18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14" table:style-name="ce1">
            <text:p>14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885" table:style-name="ce1">
            <text:p>18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886" table:style-name="ce1">
            <text:p>18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887" table:style-name="ce1">
            <text:p>18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888" table:style-name="ce1">
            <text:p>18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889" table:style-name="ce1">
            <text:p>18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90" table:style-name="ce1">
            <text:p>18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891" table:style-name="ce1">
            <text:p>18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92" table:style-name="ce1">
            <text:p>18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893" table:style-name="ce1">
            <text:p>18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94" table:style-name="ce1">
            <text:p>18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895" table:style-name="ce1">
            <text:p>18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896" table:style-name="ce1">
            <text:p>18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897" table:style-name="ce1">
            <text:p>18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898" table:style-name="ce1">
            <text:p>18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899" table:style-name="ce1">
            <text:p>18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00" table:style-name="ce1">
            <text:p>19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01" table:style-name="ce1">
            <text:p>19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02" table:style-name="ce1">
            <text:p>19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03" table:style-name="ce1">
            <text:p>19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904" table:style-name="ce1">
            <text:p>19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905" table:style-name="ce1">
            <text:p>19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906" table:style-name="ce1">
            <text:p>19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907" table:style-name="ce1">
            <text:p>19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08" table:style-name="ce1">
            <text:p>19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09" table:style-name="ce1">
            <text:p>19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910" table:style-name="ce1">
            <text:p>19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911" table:style-name="ce1">
            <text:p>19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912" table:style-name="ce1">
            <text:p>19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913" table:style-name="ce1">
            <text:p>19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914" table:style-name="ce1">
            <text:p>19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915" table:style-name="ce1">
            <text:p>19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16" table:style-name="ce1">
            <text:p>19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17" table:style-name="ce1">
            <text:p>19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918" table:style-name="ce1">
            <text:p>19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919" table:style-name="ce1">
            <text:p>19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920" table:style-name="ce1">
            <text:p>19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54" table:style-name="ce1">
            <text:p>54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921" table:style-name="ce1">
            <text:p>19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922" table:style-name="ce1">
            <text:p>19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63" table:style-name="ce1">
            <text:p>63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923" table:style-name="ce1">
            <text:p>19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924" table:style-name="ce1">
            <text:p>19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3" table:style-name="ce1">
            <text:p>3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925" table:style-name="ce1">
            <text:p>19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26" table:style-name="ce1">
            <text:p>19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5" table:style-name="ce1">
            <text:p>5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27" table:style-name="ce1">
            <text:p>19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928" table:style-name="ce1">
            <text:p>19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10" table:style-name="ce1">
            <text:p>1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929" table:style-name="ce1">
            <text:p>19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930" table:style-name="ce1">
            <text:p>19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931" table:style-name="ce1">
            <text:p>19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932" table:style-name="ce1">
            <text:p>19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933" table:style-name="ce1">
            <text:p>19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34" table:style-name="ce1">
            <text:p>19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39" table:style-name="ce1">
            <text:p>39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35" table:style-name="ce1">
            <text:p>19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36" table:style-name="ce1">
            <text:p>19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37" table:style-name="ce1">
            <text:p>19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938" table:style-name="ce1">
            <text:p>19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939" table:style-name="ce1">
            <text:p>19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940" table:style-name="ce1">
            <text:p>19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28" table:style-name="ce1">
            <text:p>28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941" table:style-name="ce1">
            <text:p>19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942" table:style-name="ce1">
            <text:p>19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64" table:style-name="ce1">
            <text:p>64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943" table:style-name="ce1">
            <text:p>19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44" table:style-name="ce1">
            <text:p>19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45" table:style-name="ce1">
            <text:p>19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46" table:style-name="ce1">
            <text:p>19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47" table:style-name="ce1">
            <text:p>19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948" table:style-name="ce1">
            <text:p>19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29" table:style-name="ce1">
            <text:p>29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949" table:style-name="ce1">
            <text:p>19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950" table:style-name="ce1">
            <text:p>19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27" table:style-name="ce1">
            <text:p>27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951" table:style-name="ce1">
            <text:p>19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52" table:style-name="ce1">
            <text:p>19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53" table:style-name="ce1">
            <text:p>19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954" table:style-name="ce1">
            <text:p>19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29" table:style-name="ce1">
            <text:p>29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955" table:style-name="ce1">
            <text:p>19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956" table:style-name="ce1">
            <text:p>19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1957" table:style-name="ce1">
            <text:p>19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958" table:style-name="ce1">
            <text:p>19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23" table:style-name="ce1">
            <text:p>23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1959" table:style-name="ce1">
            <text:p>19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60" table:style-name="ce1">
            <text:p>19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25" table:style-name="ce1">
            <text:p>25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61" table:style-name="ce1">
            <text:p>19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962" table:style-name="ce1">
            <text:p>19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1963" table:style-name="ce1">
            <text:p>19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964" table:style-name="ce1">
            <text:p>19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56" table:style-name="ce1">
            <text:p>56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965" table:style-name="ce1">
            <text:p>19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966" table:style-name="ce1">
            <text:p>19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71" table:style-name="ce1">
            <text:p>71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1967" table:style-name="ce1">
            <text:p>19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968" table:style-name="ce1">
            <text:p>19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14" table:style-name="ce1">
            <text:p>14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1969" table:style-name="ce1">
            <text:p>19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70" table:style-name="ce1">
            <text:p>19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8" table:style-name="ce1">
            <text:p>8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71" table:style-name="ce1">
            <text:p>19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972" table:style-name="ce1">
            <text:p>19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12" table:style-name="ce1">
            <text:p>12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1973" table:style-name="ce1">
            <text:p>19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974" table:style-name="ce1">
            <text:p>19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1975" table:style-name="ce1">
            <text:p>19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976" table:style-name="ce1">
            <text:p>19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1977" table:style-name="ce1">
            <text:p>19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78" table:style-name="ce1">
            <text:p>19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43" table:style-name="ce1">
            <text:p>43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1979" table:style-name="ce1">
            <text:p>19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80" table:style-name="ce1">
            <text:p>19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81" table:style-name="ce1">
            <text:p>19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982" table:style-name="ce1">
            <text:p>19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7" table:style-name="ce1">
            <text:p>67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1983" table:style-name="ce1">
            <text:p>19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984" table:style-name="ce1">
            <text:p>19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34" table:style-name="ce1">
            <text:p>34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1985" table:style-name="ce1">
            <text:p>19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986" table:style-name="ce1">
            <text:p>19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72" table:style-name="ce1">
            <text:p>72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1987" table:style-name="ce1">
            <text:p>19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88" table:style-name="ce1">
            <text:p>19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1989" table:style-name="ce1">
            <text:p>19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90" table:style-name="ce1">
            <text:p>19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91" table:style-name="ce1">
            <text:p>19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992" table:style-name="ce1">
            <text:p>19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31" table:style-name="ce1">
            <text:p>31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1993" table:style-name="ce1">
            <text:p>19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994" table:style-name="ce1">
            <text:p>19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32" table:style-name="ce1">
            <text:p>32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1995" table:style-name="ce1">
            <text:p>19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96" table:style-name="ce1">
            <text:p>19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3" table:style-name="ce1">
            <text:p>43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1997" table:style-name="ce1">
            <text:p>19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998" table:style-name="ce1">
            <text:p>19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31" table:style-name="ce1">
            <text:p>31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1999" table:style-name="ce1">
            <text:p>19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000" table:style-name="ce1">
            <text:p>20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22" table:style-name="ce1">
            <text:p>22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001" table:style-name="ce1">
            <text:p>20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2002" table:style-name="ce1">
            <text:p>20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2003" table:style-name="ce1">
            <text:p>20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2004" table:style-name="ce1">
            <text:p>20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26" table:style-name="ce1">
            <text:p>26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2005" table:style-name="ce1">
            <text:p>20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06" table:style-name="ce1">
            <text:p>20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родажа</text:p>
          </table:table-cell>
          <table:table-cell office:value-type="float" office:value="28" table:style-name="ce1">
            <text:p>28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07" table:style-name="ce1">
            <text:p>20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2008" table:style-name="ce1">
            <text:p>20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2009" table:style-name="ce1">
            <text:p>20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2010" table:style-name="ce1">
            <text:p>20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31" table:style-name="ce1">
            <text:p>31</text:p>
          </table:table-cell>
          <table:table-cell office:value-type="float" office:value="85" table:style-name="ce1">
            <text:p>85</text:p>
          </table:table-cell>
          <table:table-cell table:number-columns-repeated="16377"/>
        </table:table-row>
        <table:table-row table:style-name="ro2">
          <table:table-cell office:value-type="float" office:value="2011" table:style-name="ce1">
            <text:p>20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2012" table:style-name="ce1">
            <text:p>20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2" table:style-name="ce1">
            <text:p>2</text:p>
          </table:table-cell>
          <table:table-cell office:value-type="float" office:value="240" table:style-name="ce1">
            <text:p>240</text:p>
          </table:table-cell>
          <table:table-cell table:number-columns-repeated="16377"/>
        </table:table-row>
        <table:table-row table:style-name="ro2">
          <table:table-cell office:value-type="float" office:value="2013" table:style-name="ce1">
            <text:p>20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2014" table:style-name="ce1">
            <text:p>20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1" table:style-name="ce1">
            <text:p>1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2015" table:style-name="ce1">
            <text:p>20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2016" table:style-name="ce1">
            <text:p>20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" table:style-name="ce1">
            <text:p>7</text:p>
          </table:table-cell>
          <table:table-cell office:value-type="float" office:value="120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float" office:value="2017" table:style-name="ce1">
            <text:p>20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2018" table:style-name="ce1">
            <text:p>20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2">
          <table:table-cell office:value-type="float" office:value="2019" table:style-name="ce1">
            <text:p>20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2020" table:style-name="ce1">
            <text:p>20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office:value-type="float" office:value="195" table:style-name="ce1">
            <text:p>195</text:p>
          </table:table-cell>
          <table:table-cell table:number-columns-repeated="16377"/>
        </table:table-row>
        <table:table-row table:style-name="ro2">
          <table:table-cell office:value-type="float" office:value="2021" table:style-name="ce1">
            <text:p>20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2022" table:style-name="ce1">
            <text:p>20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28" table:style-name="ce1">
            <text:p>28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2023" table:style-name="ce1">
            <text:p>20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024" table:style-name="ce1">
            <text:p>20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025" table:style-name="ce1">
            <text:p>20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2026" table:style-name="ce1">
            <text:p>20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59" table:style-name="ce1">
            <text:p>59</text:p>
          </table:table-cell>
          <table:table-cell office:value-type="float" office:value="190" table:style-name="ce1">
            <text:p>190</text:p>
          </table:table-cell>
          <table:table-cell table:number-columns-repeated="16377"/>
        </table:table-row>
        <table:table-row table:style-name="ro2">
          <table:table-cell office:value-type="float" office:value="2027" table:style-name="ce1">
            <text:p>20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2028" table:style-name="ce1">
            <text:p>20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22" table:style-name="ce1">
            <text:p>22</text:p>
          </table:table-cell>
          <table:table-cell office:value-type="float" office:value="230" table:style-name="ce1">
            <text:p>230</text:p>
          </table:table-cell>
          <table:table-cell table:number-columns-repeated="16377"/>
        </table:table-row>
        <table:table-row table:style-name="ro2">
          <table:table-cell office:value-type="float" office:value="2029" table:style-name="ce1">
            <text:p>20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2030" table:style-name="ce1">
            <text:p>20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office:value-type="float" office:value="160" table:style-name="ce1">
            <text:p>160</text:p>
          </table:table-cell>
          <table:table-cell table:number-columns-repeated="16377"/>
        </table:table-row>
        <table:table-row table:style-name="ro2">
          <table:table-cell office:value-type="float" office:value="2031" table:style-name="ce1">
            <text:p>20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032" table:style-name="ce1">
            <text:p>20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table:number-columns-repeated="16377"/>
        </table:table-row>
        <table:table-row table:style-name="ro2">
          <table:table-cell office:value-type="float" office:value="2033" table:style-name="ce1">
            <text:p>20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2034" table:style-name="ce1">
            <text:p>20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28" table:style-name="ce1">
            <text:p>28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2035" table:style-name="ce1">
            <text:p>20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2036" table:style-name="ce1">
            <text:p>20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13" table:style-name="ce1">
            <text:p>13</text:p>
          </table:table-cell>
          <table:table-cell office:value-type="float" office:value="470" table:style-name="ce1">
            <text:p>470</text:p>
          </table:table-cell>
          <table:table-cell table:number-columns-repeated="16377"/>
        </table:table-row>
        <table:table-row table:style-name="ro2">
          <table:table-cell office:value-type="float" office:value="2037" table:style-name="ce1">
            <text:p>20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2038" table:style-name="ce1">
            <text:p>20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2">
          <table:table-cell office:value-type="float" office:value="2039" table:style-name="ce1">
            <text:p>20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2040" table:style-name="ce1">
            <text:p>20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6" table:style-name="ce1">
            <text:p>16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2">
          <table:table-cell office:value-type="float" office:value="2041" table:style-name="ce1">
            <text:p>20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2042" table:style-name="ce1">
            <text:p>20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25" table:style-name="ce1">
            <text:p>25</text:p>
          </table:table-cell>
          <table:table-cell office:value-type="float" office:value="220" table:style-name="ce1">
            <text:p>220</text:p>
          </table:table-cell>
          <table:table-cell table:number-columns-repeated="16377"/>
        </table:table-row>
        <table:table-row table:style-name="ro2">
          <table:table-cell office:value-type="float" office:value="2043" table:style-name="ce1">
            <text:p>20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044" table:style-name="ce1">
            <text:p>20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table:number-columns-repeated="16377"/>
        </table:table-row>
        <table:table-row table:style-name="ro2">
          <table:table-cell office:value-type="float" office:value="2045" table:style-name="ce1">
            <text:p>20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2046" table:style-name="ce1">
            <text:p>20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27" table:style-name="ce1">
            <text:p>27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float" office:value="2047" table:style-name="ce1">
            <text:p>20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2048" table:style-name="ce1">
            <text:p>20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4" table:style-name="ce1">
            <text:p>14</text:p>
          </table:table-cell>
          <table:table-cell office:value-type="float" office:value="350" table:style-name="ce1">
            <text:p>350</text:p>
          </table:table-cell>
          <table:table-cell table:number-columns-repeated="16377"/>
        </table:table-row>
        <table:table-row table:style-name="ro2">
          <table:table-cell office:value-type="float" office:value="2049" table:style-name="ce1">
            <text:p>204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50" table:style-name="ce1">
            <text:p>205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51" table:style-name="ce1">
            <text:p>205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52" table:style-name="ce1">
            <text:p>205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53" table:style-name="ce1">
            <text:p>205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054" table:style-name="ce1">
            <text:p>205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055" table:style-name="ce1">
            <text:p>205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056" table:style-name="ce1">
            <text:p>205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057" table:style-name="ce1">
            <text:p>205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58" table:style-name="ce1">
            <text:p>205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59" table:style-name="ce1">
            <text:p>205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060" table:style-name="ce1">
            <text:p>206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061" table:style-name="ce1">
            <text:p>206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62" table:style-name="ce1">
            <text:p>206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63" table:style-name="ce1">
            <text:p>206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64" table:style-name="ce1">
            <text:p>206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65" table:style-name="ce1">
            <text:p>206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66" table:style-name="ce1">
            <text:p>206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67" table:style-name="ce1">
            <text:p>206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068" table:style-name="ce1">
            <text:p>206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069" table:style-name="ce1">
            <text:p>206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070" table:style-name="ce1">
            <text:p>207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071" table:style-name="ce1">
            <text:p>207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72" table:style-name="ce1">
            <text:p>207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73" table:style-name="ce1">
            <text:p>207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074" table:style-name="ce1">
            <text:p>207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075" table:style-name="ce1">
            <text:p>207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76" table:style-name="ce1">
            <text:p>207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77" table:style-name="ce1">
            <text:p>207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78" table:style-name="ce1">
            <text:p>207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79" table:style-name="ce1">
            <text:p>207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80" table:style-name="ce1">
            <text:p>208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12" table:style-name="ce1">
            <text:p>12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81" table:style-name="ce1">
            <text:p>208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082" table:style-name="ce1">
            <text:p>208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083" table:style-name="ce1">
            <text:p>208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084" table:style-name="ce1">
            <text:p>208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085" table:style-name="ce1">
            <text:p>208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86" table:style-name="ce1">
            <text:p>208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87" table:style-name="ce1">
            <text:p>208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088" table:style-name="ce1">
            <text:p>208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16" table:style-name="ce1">
            <text:p>16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089" table:style-name="ce1">
            <text:p>208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90" table:style-name="ce1">
            <text:p>209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91" table:style-name="ce1">
            <text:p>209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92" table:style-name="ce1">
            <text:p>209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093" table:style-name="ce1">
            <text:p>209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94" table:style-name="ce1">
            <text:p>209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095" table:style-name="ce1">
            <text:p>209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096" table:style-name="ce1">
            <text:p>209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097" table:style-name="ce1">
            <text:p>209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098" table:style-name="ce1">
            <text:p>209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099" table:style-name="ce1">
            <text:p>209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00" table:style-name="ce1">
            <text:p>210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01" table:style-name="ce1">
            <text:p>210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02" table:style-name="ce1">
            <text:p>210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03" table:style-name="ce1">
            <text:p>210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04" table:style-name="ce1">
            <text:p>210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05" table:style-name="ce1">
            <text:p>210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06" table:style-name="ce1">
            <text:p>210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07" table:style-name="ce1">
            <text:p>210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08" table:style-name="ce1">
            <text:p>210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09" table:style-name="ce1">
            <text:p>210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10" table:style-name="ce1">
            <text:p>211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11" table:style-name="ce1">
            <text:p>211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12" table:style-name="ce1">
            <text:p>211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13" table:style-name="ce1">
            <text:p>211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14" table:style-name="ce1">
            <text:p>211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15" table:style-name="ce1">
            <text:p>211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16" table:style-name="ce1">
            <text:p>211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17" table:style-name="ce1">
            <text:p>211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18" table:style-name="ce1">
            <text:p>211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72" table:style-name="ce1">
            <text:p>72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19" table:style-name="ce1">
            <text:p>211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20" table:style-name="ce1">
            <text:p>212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21" table:style-name="ce1">
            <text:p>212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22" table:style-name="ce1">
            <text:p>212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12" table:style-name="ce1">
            <text:p>12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23" table:style-name="ce1">
            <text:p>212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24" table:style-name="ce1">
            <text:p>212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25" table:style-name="ce1">
            <text:p>212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26" table:style-name="ce1">
            <text:p>212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27" table:style-name="ce1">
            <text:p>212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28" table:style-name="ce1">
            <text:p>212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29" table:style-name="ce1">
            <text:p>212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30" table:style-name="ce1">
            <text:p>213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16" table:style-name="ce1">
            <text:p>16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31" table:style-name="ce1">
            <text:p>213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32" table:style-name="ce1">
            <text:p>213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33" table:style-name="ce1">
            <text:p>213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34" table:style-name="ce1">
            <text:p>213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35" table:style-name="ce1">
            <text:p>213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36" table:style-name="ce1">
            <text:p>213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37" table:style-name="ce1">
            <text:p>213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38" table:style-name="ce1">
            <text:p>213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39" table:style-name="ce1">
            <text:p>213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40" table:style-name="ce1">
            <text:p>214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41" table:style-name="ce1">
            <text:p>214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42" table:style-name="ce1">
            <text:p>214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43" table:style-name="ce1">
            <text:p>214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44" table:style-name="ce1">
            <text:p>214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45" table:style-name="ce1">
            <text:p>214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46" table:style-name="ce1">
            <text:p>214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47" table:style-name="ce1">
            <text:p>214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48" table:style-name="ce1">
            <text:p>214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49" table:style-name="ce1">
            <text:p>214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50" table:style-name="ce1">
            <text:p>215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51" table:style-name="ce1">
            <text:p>215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52" table:style-name="ce1">
            <text:p>215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53" table:style-name="ce1">
            <text:p>215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54" table:style-name="ce1">
            <text:p>215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55" table:style-name="ce1">
            <text:p>215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56" table:style-name="ce1">
            <text:p>215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57" table:style-name="ce1">
            <text:p>215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58" table:style-name="ce1">
            <text:p>215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59" table:style-name="ce1">
            <text:p>215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60" table:style-name="ce1">
            <text:p>216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61" table:style-name="ce1">
            <text:p>216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62" table:style-name="ce1">
            <text:p>216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63" table:style-name="ce1">
            <text:p>216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64" table:style-name="ce1">
            <text:p>216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65" table:style-name="ce1">
            <text:p>216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66" table:style-name="ce1">
            <text:p>216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67" table:style-name="ce1">
            <text:p>216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68" table:style-name="ce1">
            <text:p>216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69" table:style-name="ce1">
            <text:p>216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70" table:style-name="ce1">
            <text:p>217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71" table:style-name="ce1">
            <text:p>217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72" table:style-name="ce1">
            <text:p>217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73" table:style-name="ce1">
            <text:p>217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74" table:style-name="ce1">
            <text:p>217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75" table:style-name="ce1">
            <text:p>217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76" table:style-name="ce1">
            <text:p>217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77" table:style-name="ce1">
            <text:p>217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78" table:style-name="ce1">
            <text:p>217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12" table:style-name="ce1">
            <text:p>12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79" table:style-name="ce1">
            <text:p>217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80" table:style-name="ce1">
            <text:p>218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81" table:style-name="ce1">
            <text:p>218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82" table:style-name="ce1">
            <text:p>218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83" table:style-name="ce1">
            <text:p>218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84" table:style-name="ce1">
            <text:p>218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85" table:style-name="ce1">
            <text:p>218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86" table:style-name="ce1">
            <text:p>218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16" table:style-name="ce1">
            <text:p>16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187" table:style-name="ce1">
            <text:p>218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88" table:style-name="ce1">
            <text:p>218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89" table:style-name="ce1">
            <text:p>218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90" table:style-name="ce1">
            <text:p>219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191" table:style-name="ce1">
            <text:p>219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92" table:style-name="ce1">
            <text:p>219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93" table:style-name="ce1">
            <text:p>219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94" table:style-name="ce1">
            <text:p>219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195" table:style-name="ce1">
            <text:p>219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96" table:style-name="ce1">
            <text:p>219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197" table:style-name="ce1">
            <text:p>219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98" table:style-name="ce1">
            <text:p>219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199" table:style-name="ce1">
            <text:p>219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00" table:style-name="ce1">
            <text:p>220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01" table:style-name="ce1">
            <text:p>220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02" table:style-name="ce1">
            <text:p>220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03" table:style-name="ce1">
            <text:p>220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04" table:style-name="ce1">
            <text:p>220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05" table:style-name="ce1">
            <text:p>220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06" table:style-name="ce1">
            <text:p>220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07" table:style-name="ce1">
            <text:p>220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08" table:style-name="ce1">
            <text:p>220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09" table:style-name="ce1">
            <text:p>220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10" table:style-name="ce1">
            <text:p>221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11" table:style-name="ce1">
            <text:p>221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12" table:style-name="ce1">
            <text:p>221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13" table:style-name="ce1">
            <text:p>221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14" table:style-name="ce1">
            <text:p>221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15" table:style-name="ce1">
            <text:p>221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16" table:style-name="ce1">
            <text:p>221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17" table:style-name="ce1">
            <text:p>221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18" table:style-name="ce1">
            <text:p>221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19" table:style-name="ce1">
            <text:p>221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20" table:style-name="ce1">
            <text:p>222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21" table:style-name="ce1">
            <text:p>222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22" table:style-name="ce1">
            <text:p>222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23" table:style-name="ce1">
            <text:p>222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24" table:style-name="ce1">
            <text:p>222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25" table:style-name="ce1">
            <text:p>222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26" table:style-name="ce1">
            <text:p>222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27" table:style-name="ce1">
            <text:p>222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28" table:style-name="ce1">
            <text:p>222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29" table:style-name="ce1">
            <text:p>222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30" table:style-name="ce1">
            <text:p>223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31" table:style-name="ce1">
            <text:p>223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32" table:style-name="ce1">
            <text:p>223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33" table:style-name="ce1">
            <text:p>223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34" table:style-name="ce1">
            <text:p>223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35" table:style-name="ce1">
            <text:p>223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36" table:style-name="ce1">
            <text:p>223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37" table:style-name="ce1">
            <text:p>223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38" table:style-name="ce1">
            <text:p>223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39" table:style-name="ce1">
            <text:p>223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40" table:style-name="ce1">
            <text:p>224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41" table:style-name="ce1">
            <text:p>224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42" table:style-name="ce1">
            <text:p>224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43" table:style-name="ce1">
            <text:p>224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44" table:style-name="ce1">
            <text:p>224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45" table:style-name="ce1">
            <text:p>224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46" table:style-name="ce1">
            <text:p>224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36" table:style-name="ce1">
            <text:p>36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47" table:style-name="ce1">
            <text:p>224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48" table:style-name="ce1">
            <text:p>224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49" table:style-name="ce1">
            <text:p>224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50" table:style-name="ce1">
            <text:p>225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51" table:style-name="ce1">
            <text:p>225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52" table:style-name="ce1">
            <text:p>225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53" table:style-name="ce1">
            <text:p>225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54" table:style-name="ce1">
            <text:p>225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55" table:style-name="ce1">
            <text:p>225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56" table:style-name="ce1">
            <text:p>225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20" table:style-name="ce1">
            <text:p>2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57" table:style-name="ce1">
            <text:p>225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58" table:style-name="ce1">
            <text:p>225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0" table:style-name="ce1">
            <text:p>1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59" table:style-name="ce1">
            <text:p>225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60" table:style-name="ce1">
            <text:p>226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24" table:style-name="ce1">
            <text:p>24</text:p>
          </table:table-cell>
          <table:table-cell office:value-type="float" office:value="75" table:style-name="ce1">
            <text:p>75</text:p>
          </table:table-cell>
          <table:table-cell table:number-columns-repeated="16377"/>
        </table:table-row>
        <table:table-row table:style-name="ro2">
          <table:table-cell office:value-type="float" office:value="2261" table:style-name="ce1">
            <text:p>226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62" table:style-name="ce1">
            <text:p>226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12" table:style-name="ce1">
            <text:p>12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63" table:style-name="ce1">
            <text:p>226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64" table:style-name="ce1">
            <text:p>226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2">
          <table:table-cell office:value-type="float" office:value="2265" table:style-name="ce1">
            <text:p>226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66" table:style-name="ce1">
            <text:p>226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55" table:style-name="ce1">
            <text:p>55</text:p>
          </table:table-cell>
          <table:table-cell table:number-columns-repeated="16377"/>
        </table:table-row>
        <table:table-row table:style-name="ro2">
          <table:table-cell office:value-type="float" office:value="2267" table:style-name="ce1">
            <text:p>226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68" table:style-name="ce1">
            <text:p>226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18" table:style-name="ce1">
            <text:p>18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69" table:style-name="ce1">
            <text:p>226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70" table:style-name="ce1">
            <text:p>227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16" table:style-name="ce1">
            <text:p>16</text:p>
          </table:table-cell>
          <table:table-cell office:value-type="float" office:value="60" table:style-name="ce1">
            <text:p>60</text:p>
          </table:table-cell>
          <table:table-cell table:number-columns-repeated="16377"/>
        </table:table-row>
        <table:table-row table:style-name="ro2">
          <table:table-cell office:value-type="float" office:value="2271" table:style-name="ce1">
            <text:p>227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2">
          <table:table-cell office:value-type="float" office:value="2272" table:style-name="ce1">
            <text:p>227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2" table:style-name="ce1">
            <text:p>12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number-rows-repeated="1046303" table:style-name="ro2">
          <table:table-cell table:number-columns-repeated="16384"/>
        </table:table-row>
      </table:table>
      <table:table table:name="Товар" table:style-name="ta2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number-columns-repeated="16378" table:default-cell-style-name="ce1"/>
        <table:table-row table:style-name="ro6">
          <table:table-cell office:value-type="string" table:style-name="ce4">
            <text:p>Артикул</text:p>
          </table:table-cell>
          <table:table-cell office:value-type="string" table:style-name="ce4">
            <text:p>Отдел</text:p>
          </table:table-cell>
          <table:table-cell office:value-type="string" table:style-name="ce4">
            <text:p>Наименование товара</text:p>
          </table:table-cell>
          <table:table-cell office:value-type="string" table:style-name="ce4">
            <text:p>Ед. изм</text:p>
          </table:table-cell>
          <table:table-cell office:value-type="string" table:style-name="ce4">
            <text:p>Количество в упаковке</text:p>
          </table:table-cell>
          <table:table-cell office:value-type="string" table:style-name="ce4">
            <text:p>Поставщик</text:p>
          </table:table-cell>
          <table:table-cell table:number-columns-repeated="16378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олоко ультрапастеризованное</text:p>
          </table:table-cell>
          <table:table-cell office:value-type="string" table:style-name="ce1">
            <text:p>литр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олоко безлактозное</text:p>
          </table:table-cell>
          <table:table-cell office:value-type="string" table:style-name="ce1">
            <text:p>литр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олоко детское с 8 месяцев</text:p>
          </table:table-cell>
          <table:table-cell office:value-type="string" table:style-name="ce1">
            <text:p>литр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Кефир 3,2%</text:p>
          </table:table-cell>
          <table:table-cell office:value-type="string" table:style-name="ce1">
            <text:p>литр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Кефир обезжиренный</text:p>
          </table:table-cell>
          <table:table-cell office:value-type="string" table:style-name="ce1">
            <text:p>литр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Ряженка термостатная</text:p>
          </table:table-cell>
          <table:table-cell office:value-type="string" table:style-name="ce1">
            <text:p>литр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Сливки 10%</text:p>
          </table:table-cell>
          <table:table-cell office:value-type="string" table:style-name="ce1">
            <text:p>литр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Сливки 35% для взбивания</text:p>
          </table:table-cell>
          <table:table-cell office:value-type="string" table:style-name="ce1">
            <text:p>литр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Сметана 15%</text:p>
          </table:table-cell>
          <table:table-cell office:value-type="string" table:style-name="ce1">
            <text:p>литр</text:p>
          </table:table-cell>
          <table:table-cell office:value-type="float" office:value="0.3" table:style-name="ce1">
            <text:p>0,3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Сметана 25%</text:p>
          </table:table-cell>
          <table:table-cell office:value-type="string" table:style-name="ce1">
            <text:p>литр</text:p>
          </table:table-cell>
          <table:table-cell office:value-type="float" office:value="0.3" table:style-name="ce1">
            <text:p>0,3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олоко кокосовое</text:p>
          </table:table-cell>
          <table:table-cell office:value-type="string" table:style-name="ce1">
            <text:p>литр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олоко овсяное</text:p>
          </table:table-cell>
          <table:table-cell office:value-type="string" table:style-name="ce1">
            <text:p>литр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Творог 9% жирности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Творожок детский сладкий</text:p>
          </table:table-cell>
          <table:table-cell office:value-type="string" table:style-name="ce1">
            <text:p>кг</text:p>
          </table:table-cell>
          <table:table-cell office:value-type="float" office:value="0.1" table:style-name="ce1">
            <text:p>0,1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Яйцо диетическое</text:p>
          </table:table-cell>
          <table:table-cell office:value-type="string" table:style-name="ce1">
            <text:p>шт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тицеферма</text:p>
          </table:table-cell>
          <table:table-cell table:number-columns-repeated="16378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асло сливочное крестьянское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рупа гречневая ядрица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рупа манная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елькомбинат</text:p>
          </table:table-cell>
          <table:table-cell table:number-columns-repeated="16378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рупа пшено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рупа перловая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Рис круглозерный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Рис длиннозерный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Бурый рис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акароны спагетти<text:s/>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акаронная фабрика</text:p>
          </table:table-cell>
          <table:table-cell table:number-columns-repeated="16378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акароны вермишель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акаронная фабрика</text:p>
          </table:table-cell>
          <table:table-cell table:number-columns-repeated="16378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акароны рожки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акаронная фабрика</text:p>
          </table:table-cell>
          <table:table-cell table:number-columns-repeated="16378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акароны перь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акаронная фабрика</text:p>
          </table:table-cell>
          <table:table-cell table:number-columns-repeated="16378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ахар песок белый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ахар демерара коричневый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ахар рафинад быстрорастворимый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31" table:style-name="ce1">
            <text:p>31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Лапша гречнев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Фунчоза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ука хлебопекарная в\с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елькомбинат</text:p>
          </table:table-cell>
          <table:table-cell table:number-columns-repeated="16378"/>
        </table:table-row>
        <table:table-row table:style-name="ro2">
          <table:table-cell office:value-type="float" office:value="34" table:style-name="ce1">
            <text:p>34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ука блинная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елькомбинат</text:p>
          </table:table-cell>
          <table:table-cell table:number-columns-repeated="16378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Горох желтый колотый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36" table:style-name="ce1">
            <text:p>36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Чечевица красная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>
          <table:table-cell office:value-type="float" office:value="37" table:style-name="ce1">
            <text:p>37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Хлопья овсяные Геркулес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38" table:style-name="ce1">
            <text:p>38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Хлопья 4 злака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39" table:style-name="ce1">
            <text:p>39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укурузные хлопья с сахаром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оль каменная помол №1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41" table:style-name="ce1">
            <text:p>41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оль поваренная Экстра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42" table:style-name="ce1">
            <text:p>42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рахмал картофельный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ода пищев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44" table:style-name="ce1">
            <text:p>44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Чай черный индийский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45" table:style-name="ce1">
            <text:p>45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Чай зеленый<text:s/>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46" table:style-name="ce1">
            <text:p>46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офе растворимый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47" table:style-name="ce1">
            <text:p>47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офе в зернах<text:s/>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48" table:style-name="ce1">
            <text:p>48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офе молотый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>
          <table:table-cell office:value-type="float" office:value="49" table:style-name="ce1">
            <text:p>49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Колбаса вареная докторск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Колбаса вареная любительск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1" table:style-name="ce1">
            <text:p>51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Сервелат варенокопченый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Колбаса краковск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3" table:style-name="ce1">
            <text:p>53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Сосиски молочные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4" table:style-name="ce1">
            <text:p>54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Сосиски венские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5" table:style-name="ce1">
            <text:p>55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Сосиски куриные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6" table:style-name="ce1">
            <text:p>56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Сардельки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7" table:style-name="ce1">
            <text:p>57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Колбаса сырокопченая салями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8" table:style-name="ce1">
            <text:p>58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Бекон варенокопченый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59" table:style-name="ce1">
            <text:p>59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Бекон сырокопченый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60" table:style-name="ce1">
            <text:p>60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Грудинка копчен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61" table:style-name="ce1">
            <text:p>61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Ветчина в оболочке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62" table:style-name="ce1">
            <text:p>62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Паштет фермерский с грибами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63" table:style-name="ce1">
            <text:p>63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Паштет из куриной печени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>
          <table:table-cell office:value-type="float" office:value="64" table:style-name="ce1">
            <text:p>64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Колбаса ливерная<text:s/>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number-rows-repeated="1048511" table:style-name="ro2">
          <table:table-cell table:number-columns-repeated="16384"/>
        </table:table-row>
      </table:table>
      <table:table table:name="Магазин" table:style-name="ta2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7" table:number-columns-repeated="16381" table:default-cell-style-name="ce1"/>
        <table:table-row table:style-name="ro2">
          <table:table-cell office:value-type="string" table:style-name="ce5">
            <text:p>ID магазина</text:p>
          </table:table-cell>
          <table:table-cell office:value-type="string" table:style-name="ce5">
            <text:p>Район</text:p>
          </table:table-cell>
          <table:table-cell office:value-type="string" table:style-name="ce5">
            <text:p>Адрес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1</text:p>
          </table:table-cell>
          <table:table-cell office:value-type="string" table:style-name="ce1">
            <text:p>Октябрьский</text:p>
          </table:table-cell>
          <table:table-cell office:value-type="string" table:style-name="ce1">
            <text:p>просп. Мира, 45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2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ул. Металлургов, 12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3</text:p>
          </table:table-cell>
          <table:table-cell office:value-type="string" table:style-name="ce1">
            <text:p>Заречный</text:p>
          </table:table-cell>
          <table:table-cell office:value-type="string" table:style-name="ce1">
            <text:p>Колхозная, 11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4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Заводская, 22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5</text:p>
          </table:table-cell>
          <table:table-cell office:value-type="string" table:style-name="ce1">
            <text:p>Октябрьский</text:p>
          </table:table-cell>
          <table:table-cell office:value-type="string" table:style-name="ce1">
            <text:p>ул. Гагарина, 17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6</text:p>
          </table:table-cell>
          <table:table-cell office:value-type="string" table:style-name="ce1">
            <text:p>Октябрьский</text:p>
          </table:table-cell>
          <table:table-cell office:value-type="string" table:style-name="ce1">
            <text:p>просп. Мира, 10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7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Заводская, 3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8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ул. Сталеваров, 14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9</text:p>
          </table:table-cell>
          <table:table-cell office:value-type="string" table:style-name="ce1">
            <text:p>Заречный</text:p>
          </table:table-cell>
          <table:table-cell office:value-type="string" table:style-name="ce1">
            <text:p>Прибрежная, 7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10</text:p>
          </table:table-cell>
          <table:table-cell office:value-type="string" table:style-name="ce1">
            <text:p>Октябрьский</text:p>
          </table:table-cell>
          <table:table-cell office:value-type="string" table:style-name="ce1">
            <text:p>пл. Революции, 1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11</text:p>
          </table:table-cell>
          <table:table-cell office:value-type="string" table:style-name="ce1">
            <text:p>Заречный</text:p>
          </table:table-cell>
          <table:table-cell office:value-type="string" table:style-name="ce1">
            <text:p>Луговая, 21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12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Мартеновская, 2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13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Мартеновская, 36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14</text:p>
          </table:table-cell>
          <table:table-cell office:value-type="string" table:style-name="ce1">
            <text:p>Заречный</text:p>
          </table:table-cell>
          <table:table-cell office:value-type="string" table:style-name="ce1">
            <text:p>Элеваторная, 15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15</text:p>
          </table:table-cell>
          <table:table-cell office:value-type="string" table:style-name="ce1">
            <text:p>Октябрьский</text:p>
          </table:table-cell>
          <table:table-cell office:value-type="string" table:style-name="ce1">
            <text:p>Пушкинская, 8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M16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ул. Металлургов. 29</text:p>
          </table:table-cell>
          <table:table-cell table:number-columns-repeated="16381"/>
        </table:table-row>
        <table:table-row table:number-rows-repeated="1048559" table:style-name="ro2">
          <table:table-cell table:number-columns-repeated="16384"/>
        </table:table-row>
      </table:table>
      <table:database-ranges>
        <table:database-range table:target-range-address="Движение_товаров.B2:Движение_товаров.G1137" table:contains-header="false">
          <table:sort>
            <table:sort-by table:field-number="0"/>
            <table:sort-by table:field-number="1"/>
            <table:sort-by table:field-number="2"/>
          </table:sort>
        </table:database-range>
        <table:database-range table:target-range-address="Товар.A2:Товар.G65" table:contains-header="false">
          <table:sort>
            <table:sort-by table:field-number="0"/>
          </table:sort>
        </table:database-range>
        <table:database-range table:target-range-address="Магазин.A2:Магазин.C17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4</meta:generator>
    <meta:initial-creator>Слава</meta:initial-creator>
    <dc:creator>Валентина Котельникова</dc:creator>
    <meta:creation-date>2021-07-09T17:04:06Z</meta:creation-date>
    <dc:date>2025-10-06T08:15:18Z</dc:date>
  </office:meta>
</office:document-meta>
</file>